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text-properties officeooo:rsid="00038a98" officeooo:paragraph-rsid="00097c5b"/>
    </style:style>
    <style:style style:name="P2" style:family="paragraph" style:parent-style-name="UBUcuerpoTrabajo">
      <style:text-properties officeooo:rsid="000893c9" officeooo:paragraph-rsid="000893c9"/>
    </style:style>
    <style:style style:name="P3" style:family="paragraph" style:parent-style-name="UBUcuerpoTrabajo">
      <style:text-properties officeooo:rsid="00133420" officeooo:paragraph-rsid="00133420"/>
    </style:style>
    <style:style style:name="P4" style:family="paragraph" style:parent-style-name="UBUcuerpoTrabajo">
      <style:text-properties officeooo:rsid="00146c79" officeooo:paragraph-rsid="00588d19"/>
    </style:style>
    <style:style style:name="P5" style:family="paragraph" style:parent-style-name="UBUcuerpoTrabajo">
      <style:text-properties officeooo:rsid="0015b990" officeooo:paragraph-rsid="0015b990"/>
    </style:style>
    <style:style style:name="P6" style:family="paragraph" style:parent-style-name="UBUcuerpoTrabajo">
      <style:text-properties officeooo:rsid="0038248b" officeooo:paragraph-rsid="0038248b"/>
    </style:style>
    <style:style style:name="P7" style:family="paragraph" style:parent-style-name="UBUcuerpoTrabajo">
      <style:text-properties officeooo:paragraph-rsid="004418dc"/>
    </style:style>
    <style:style style:name="P8" style:family="paragraph" style:parent-style-name="Text_20_body" style:list-style-name="L3">
      <style:text-properties officeooo:paragraph-rsid="0079fff2"/>
    </style:style>
    <style:style style:name="P9" style:family="paragraph" style:parent-style-name="UBUcuerpoTrabajo" style:list-style-name="L1"/>
    <style:style style:name="P10" style:family="paragraph" style:parent-style-name="UBUcuerpoTrabajo" style:list-style-name="L1">
      <style:text-properties officeooo:paragraph-rsid="0038248b"/>
    </style:style>
    <style:style style:name="P11" style:family="paragraph" style:parent-style-name="UBUcuerpoTrabajo" style:list-style-name="L1">
      <style:text-properties fo:font-style="normal" officeooo:rsid="00319dcb" officeooo:paragraph-rsid="0038248b" style:font-style-asian="normal" style:font-style-complex="normal"/>
    </style:style>
    <style:style style:name="P12" style:family="paragraph" style:parent-style-name="UBUcuerpoTrabajo" style:list-style-name="L2">
      <style:text-properties fo:font-style="italic" officeooo:rsid="003a05a8" officeooo:paragraph-rsid="003a05a8" style:font-style-asian="italic" style:font-style-complex="italic"/>
    </style:style>
    <style:style style:name="P13"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align="center" fo:text-indent="0cm"/>
    </style:style>
    <style:style style:name="T1" style:family="text">
      <style:text-properties officeooo:rsid="00047950"/>
    </style:style>
    <style:style style:name="T2" style:family="text">
      <style:text-properties style:text-position="0% 100%"/>
    </style:style>
    <style:style style:name="T3" style:family="text">
      <style:text-properties style:text-position="0% 100%" fo:font-style="italic" style:font-style-asian="italic" style:font-style-complex="italic"/>
    </style:style>
    <style:style style:name="T4" style:family="text">
      <style:text-properties style:text-position="0% 100%" fo:font-style="italic" officeooo:rsid="00244d8e" style:font-style-asian="italic" style:font-style-complex="italic"/>
    </style:style>
    <style:style style:name="T5" style:family="text">
      <style:text-properties style:text-position="0% 100%" fo:font-style="normal" style:font-style-asian="normal" style:font-style-complex="normal"/>
    </style:style>
    <style:style style:name="T6" style:family="text">
      <style:text-properties style:text-position="0% 100%" fo:font-style="normal" officeooo:rsid="00319dcb" style:font-style-asian="normal" style:font-style-complex="normal"/>
    </style:style>
    <style:style style:name="T7" style:family="text">
      <style:text-properties style:text-position="0% 100%" fo:font-style="normal" officeooo:rsid="002cd8ee" style:font-style-asian="normal" style:font-style-complex="normal"/>
    </style:style>
    <style:style style:name="T8" style:family="text">
      <style:text-properties style:text-position="0% 100%" fo:font-style="normal" style:text-underline-style="none" style:font-style-asian="normal" style:font-style-complex="normal"/>
    </style:style>
    <style:style style:name="T9" style:family="text">
      <style:text-properties style:text-position="0% 100%" officeooo:rsid="00479b5f"/>
    </style:style>
    <style:style style:name="T10" style:family="text">
      <style:text-properties style:text-position="0% 100%" officeooo:rsid="0046bc7c"/>
    </style:style>
    <style:style style:name="T11" style:family="text">
      <style:text-properties fo:font-style="italic" style:font-style-asian="italic" style:font-style-complex="italic"/>
    </style:style>
    <style:style style:name="T12" style:family="text">
      <style:text-properties fo:font-style="italic" officeooo:rsid="001a4d5c" style:font-style-asian="italic" style:font-style-complex="italic"/>
    </style:style>
    <style:style style:name="T13" style:family="text">
      <style:text-properties fo:font-style="italic" officeooo:rsid="00244d8e" style:font-style-asian="italic" style:font-style-complex="italic"/>
    </style:style>
    <style:style style:name="T14" style:family="text">
      <style:text-properties fo:font-style="italic" officeooo:rsid="002672fd" style:font-style-asian="italic" style:font-style-complex="italic"/>
    </style:style>
    <style:style style:name="T15" style:family="text">
      <style:text-properties fo:font-style="italic" officeooo:rsid="002cd8ee" style:font-style-asian="italic" style:font-style-complex="italic"/>
    </style:style>
    <style:style style:name="T16" style:family="text">
      <style:text-properties fo:font-style="italic" officeooo:rsid="0046bc7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5a42f" style:font-style-asian="normal" style:font-style-complex="normal"/>
    </style:style>
    <style:style style:name="T19" style:family="text">
      <style:text-properties fo:font-style="normal" officeooo:rsid="0015b990" style:font-style-asian="normal" style:font-style-complex="normal"/>
    </style:style>
    <style:style style:name="T20" style:family="text">
      <style:text-properties fo:font-style="normal" officeooo:rsid="001a4d5c" style:font-style-asian="normal" style:font-style-complex="normal"/>
    </style:style>
    <style:style style:name="T21" style:family="text">
      <style:text-properties fo:font-style="normal" officeooo:rsid="0020bcbd" style:font-style-asian="normal" style:font-style-complex="normal"/>
    </style:style>
    <style:style style:name="T22" style:family="text">
      <style:text-properties fo:font-style="normal" officeooo:rsid="0021a6c2" style:font-style-asian="normal" style:font-style-complex="normal"/>
    </style:style>
    <style:style style:name="T23" style:family="text">
      <style:text-properties fo:font-style="normal" officeooo:rsid="00244d8e" style:font-style-asian="normal" style:font-style-complex="normal"/>
    </style:style>
    <style:style style:name="T24" style:family="text">
      <style:text-properties fo:font-style="normal" officeooo:rsid="002672fd" style:font-style-asian="normal" style:font-style-complex="normal"/>
    </style:style>
    <style:style style:name="T25" style:family="text">
      <style:text-properties fo:font-style="normal" officeooo:rsid="0027db34" style:font-style-asian="normal" style:font-style-complex="normal"/>
    </style:style>
    <style:style style:name="T26" style:family="text">
      <style:text-properties fo:font-style="normal" officeooo:rsid="00298cb2" style:font-style-asian="normal" style:font-style-complex="normal"/>
    </style:style>
    <style:style style:name="T27" style:family="text">
      <style:text-properties fo:font-style="normal" officeooo:rsid="002ad380" style:font-style-asian="normal" style:font-style-complex="normal"/>
    </style:style>
    <style:style style:name="T28" style:family="text">
      <style:text-properties fo:font-style="normal" officeooo:rsid="002add4f" style:font-style-asian="normal" style:font-style-complex="normal"/>
    </style:style>
    <style:style style:name="T29" style:family="text">
      <style:text-properties fo:font-style="normal" officeooo:rsid="002cd8ee" style:font-style-asian="normal" style:font-style-complex="normal"/>
    </style:style>
    <style:style style:name="T30" style:family="text">
      <style:text-properties fo:font-style="normal" officeooo:rsid="002ea521" style:font-style-asian="normal" style:font-style-complex="normal"/>
    </style:style>
    <style:style style:name="T31" style:family="text">
      <style:text-properties fo:font-style="normal" officeooo:rsid="002fcab2" style:font-style-asian="normal" style:font-style-complex="normal"/>
    </style:style>
    <style:style style:name="T32" style:family="text">
      <style:text-properties fo:font-style="normal" officeooo:rsid="002fe294" style:font-style-asian="normal" style:font-style-complex="normal"/>
    </style:style>
    <style:style style:name="T33" style:family="text">
      <style:text-properties fo:font-style="normal" officeooo:rsid="00319dcb" style:font-style-asian="normal" style:font-style-complex="normal"/>
    </style:style>
    <style:style style:name="T34" style:family="text">
      <style:text-properties fo:font-style="normal" officeooo:rsid="003347d2" style:font-style-asian="normal" style:font-style-complex="normal"/>
    </style:style>
    <style:style style:name="T35" style:family="text">
      <style:text-properties fo:font-style="normal" officeooo:rsid="0033f60a" style:font-style-asian="normal" style:font-style-complex="normal"/>
    </style:style>
    <style:style style:name="T36" style:family="text">
      <style:text-properties fo:font-style="normal" officeooo:rsid="003b0c60" style:font-style-asian="normal" style:font-style-complex="normal"/>
    </style:style>
    <style:style style:name="T37" style:family="text">
      <style:text-properties fo:font-style="normal" officeooo:rsid="003d0e6b" style:font-style-asian="normal" style:font-style-complex="normal"/>
    </style:style>
    <style:style style:name="T38" style:family="text">
      <style:text-properties fo:font-style="normal" officeooo:rsid="0042ecde" style:font-style-asian="normal" style:font-style-complex="normal"/>
    </style:style>
    <style:style style:name="T39" style:family="text">
      <style:text-properties fo:font-style="normal" officeooo:rsid="005a0c71" style:font-style-asian="normal" style:font-style-complex="normal"/>
    </style:style>
    <style:style style:name="T40" style:family="text">
      <style:text-properties fo:font-style="normal" officeooo:rsid="005aeddb" style:font-style-asian="normal" style:font-style-complex="normal"/>
    </style:style>
    <style:style style:name="T41" style:family="text">
      <style:text-properties fo:font-style="normal" officeooo:rsid="005bc6fc" style:font-style-asian="normal" style:font-style-complex="normal"/>
    </style:style>
    <style:style style:name="T42" style:family="text">
      <style:text-properties fo:font-style="normal" officeooo:rsid="005c3df9" style:font-style-asian="normal" style:font-style-complex="normal"/>
    </style:style>
    <style:style style:name="T43" style:family="text">
      <style:text-properties fo:font-style="normal" officeooo:rsid="005f767c" style:font-style-asian="normal" style:font-style-complex="normal"/>
    </style:style>
    <style:style style:name="T44" style:family="text">
      <style:text-properties fo:font-style="normal" officeooo:rsid="00602db8" style:font-style-asian="normal" style:font-style-complex="normal"/>
    </style:style>
    <style:style style:name="T45" style:family="text">
      <style:text-properties fo:font-style="normal" officeooo:rsid="00621229" style:font-style-asian="normal" style:font-style-complex="normal"/>
    </style:style>
    <style:style style:name="T46" style:family="text">
      <style:text-properties fo:font-style="normal" officeooo:rsid="006300c9" style:font-style-asian="normal" style:font-style-complex="normal"/>
    </style:style>
    <style:style style:name="T47" style:family="text">
      <style:text-properties fo:font-style="normal" officeooo:rsid="00630458" style:font-style-asian="normal" style:font-style-complex="normal"/>
    </style:style>
    <style:style style:name="T48" style:family="text">
      <style:text-properties fo:font-style="normal" officeooo:rsid="00749ca6" style:font-style-asian="normal" style:font-style-complex="normal"/>
    </style:style>
    <style:style style:name="T49" style:family="text">
      <style:text-properties fo:font-style="normal" officeooo:rsid="0075e470" style:font-style-asian="normal" style:font-style-complex="normal"/>
    </style:style>
    <style:style style:name="T50" style:family="text">
      <style:text-properties fo:font-style="normal" officeooo:rsid="0085f835" style:font-style-asian="normal" style:font-style-complex="normal"/>
    </style:style>
    <style:style style:name="T51" style:family="text">
      <style:text-properties fo:font-style="normal" officeooo:rsid="004418dc" style:font-style-asian="normal" style:font-style-complex="normal"/>
    </style:style>
    <style:style style:name="T52" style:family="text">
      <style:text-properties fo:font-style="normal" style:text-underline-style="none" style:font-style-asian="normal" style:font-style-complex="normal"/>
    </style:style>
    <style:style style:name="T53" style:family="text">
      <style:text-properties fo:font-style="normal" style:text-underline-style="none" officeooo:rsid="001b7dd9" style:font-style-asian="normal" style:font-style-complex="normal"/>
    </style:style>
    <style:style style:name="T54" style:family="text">
      <style:text-properties fo:font-style="normal" style:text-underline-style="none" officeooo:rsid="001c8f0c" style:font-style-asian="normal" style:font-style-complex="normal"/>
    </style:style>
    <style:style style:name="T55" style:family="text">
      <style:text-properties fo:font-style="normal" style:text-underline-style="none" officeooo:rsid="005e0799" style:font-style-asian="normal" style:font-style-complex="normal"/>
    </style:style>
    <style:style style:name="T56" style:family="text">
      <style:text-properties officeooo:rsid="0046bc7c"/>
    </style:style>
    <style:style style:name="T57" style:family="text">
      <style:text-properties officeooo:rsid="00479b5f"/>
    </style:style>
    <style:style style:name="T58" style:family="text">
      <style:text-properties officeooo:rsid="00531943"/>
    </style:style>
    <style:style style:name="T59" style:family="text">
      <style:text-properties style:font-name="Liberation Serif" fo:font-size="12pt" fo:font-style="normal" style:font-style-asian="normal" style:font-style-complex="normal"/>
    </style:style>
    <style:style style:name="T60"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bajos relacionados </text:h>
      <text:p text:style-name="P1">Existe una gran variedad de artículos científicos orientados al estudio de la enseñanza a través de <text:span text:style-name="T58">herramientas de simulación y juegos</text:span>. Primero veremos algunos de los artículos que se centran en este tipo de estudios. A continuación nos centraremos en aqu<text:span text:style-name="T1">ellos que profundicen en temas similares al propósito de este proyecto, es decir, la utilización de herramientas de simulación destinadas a la enseñanza de temas relacionados con la teoría de juegos o con conceptos más cercanos a la rama de la economía.</text:span></text:p>
      <text:p text:style-name="P2"/>
      <text:p text:style-name="P3">En primer lugar, es necesario hacer mención a Huang y Despande en su trabajo “<text:span text:style-name="T11">Simulation Games in Engineering Education: A State-of-the-Art Review” </text:span><text:reference-mark-start text:name="ADDIN CSL_CITATION {&quot;schema&quot;: &quot;https://github.com/citation-style-language/schema/raw/master/csl-citation.json&quot;, &quot;mendeley&quot;: {&quot;plainTextFormattedCitation&quot;: &quot;[1]&quot;, &quot;formattedCitation&quot;: &quot;[1]&quot;, &quot;previouslyFormattedCitation&quot;: &quot;[1]&quot;}, &quot;properties&quot;: {&quot;noteIndex&quot;: 0}, &quot;citationItems&quot;: [{&quot;itemData&quot;: {&quot;title&quot;: &quot;Simulation Games in Engineering Education: A State-of-the-Art Review&quot;, &quot;id&quot;: &quot;ITEM-1&quot;, &quot;author&quot;: [{&quot;dropping-particle&quot;: &quot;&quot;, &quot;family&quot;: &quot;Deshpande&quot;, &quot;given&quot;: &quot;Amit A&quot;, &quot;non-dropping-particle&quot;: &quot;&quot;, &quot;suffix&quot;: &quot;&quot;, &quot;parse-names&quot;: false}, {&quot;dropping-particle&quot;: &quot;&quot;, &quot;family&quot;: &quot;Huang&quot;, &quot;given&quot;: &quot;Samuel H&quot;, &quot;non-dropping-particle&quot;: &quot;&quot;, &quot;suffix&quot;: &quot;&quot;, &quot;parse-names&quot;: false}], &quot;issued&quot;: {&quot;date-parts&quot;: [[&quot;0&quot;]]}, &quot;type&quot;: &quot;article-journal&quot;, &quot;DOI&quot;: &quot;10.1002/cae.20323&quot;, &quot;abstract&quot;: &quot;Globalization and advances in information technology has prompted a need to change traditional lecture-based passive learning methodology to an active multi-sensory experiential learning methodology. This article presents a state-of-the-art review of extant applications of simulation games in engineering education. It was concluded that proper application of simulation games in engineering education would maximize the student's transferability of academic knowledge to the industry.&quot;}, &quot;id&quot;: &quot;ITEM-1&quot;, &quot;uris&quot;: [&quot;http://www.mendeley.com/documents/?uuid=387795d1-83e0-3122-abc7-60900971b2dd&quot;]}]} RND6Yqn48CA9P"/><text:span text:style-name="T5">[1]</text:span><text:reference-mark-end text:name="ADDIN CSL_CITATION {&quot;schema&quot;: &quot;https://github.com/citation-style-language/schema/raw/master/csl-citation.json&quot;, &quot;mendeley&quot;: {&quot;plainTextFormattedCitation&quot;: &quot;[1]&quot;, &quot;formattedCitation&quot;: &quot;[1]&quot;, &quot;previouslyFormattedCitation&quot;: &quot;[1]&quot;}, &quot;properties&quot;: {&quot;noteIndex&quot;: 0}, &quot;citationItems&quot;: [{&quot;itemData&quot;: {&quot;title&quot;: &quot;Simulation Games in Engineering Education: A State-of-the-Art Review&quot;, &quot;id&quot;: &quot;ITEM-1&quot;, &quot;author&quot;: [{&quot;dropping-particle&quot;: &quot;&quot;, &quot;family&quot;: &quot;Deshpande&quot;, &quot;given&quot;: &quot;Amit A&quot;, &quot;non-dropping-particle&quot;: &quot;&quot;, &quot;suffix&quot;: &quot;&quot;, &quot;parse-names&quot;: false}, {&quot;dropping-particle&quot;: &quot;&quot;, &quot;family&quot;: &quot;Huang&quot;, &quot;given&quot;: &quot;Samuel H&quot;, &quot;non-dropping-particle&quot;: &quot;&quot;, &quot;suffix&quot;: &quot;&quot;, &quot;parse-names&quot;: false}], &quot;issued&quot;: {&quot;date-parts&quot;: [[&quot;0&quot;]]}, &quot;type&quot;: &quot;article-journal&quot;, &quot;DOI&quot;: &quot;10.1002/cae.20323&quot;, &quot;abstract&quot;: &quot;Globalization and advances in information technology has prompted a need to change traditional lecture-based passive learning methodology to an active multi-sensory experiential learning methodology. This article presents a state-of-the-art review of extant applications of simulation games in engineering education. It was concluded that proper application of simulation games in engineering education would maximize the student's transferability of academic knowledge to the industry.&quot;}, &quot;id&quot;: &quot;ITEM-1&quot;, &quot;uris&quot;: [&quot;http://www.mendeley.com/documents/?uuid=387795d1-83e0-3122-abc7-60900971b2dd&quot;]}]} RND6Yqn48CA9P"/><text:span text:style-name="T17">⁠. En este artículo se plantea que las tecnologías de la información han supuesto una influencia destinada al cambio del modelo educacional tradicional. Debido a ello, se analizan una serie de herramientas utilizadas en varios campos diferentes dentro de la ingeniería. A continuación veremos algunos de los estudios que se tienen en cuenta en el artículo.</text:span></text:p>
      <text:p text:style-name="P4"><text:span text:style-name="T17">El primero de ellos, </text:span><text:span text:style-name="T59">“</text:span>The Effectiveness of Games for Educational Purposes: A Review of Recent Research<text:span text:style-name="T59">” </text:span><text:reference-mark-start text:name="ADDIN CSL_CITATION {&quot;schema&quot;: &quot;https://github.com/citation-style-language/schema/raw/master/csl-citation.json&quot;, &quot;mendeley&quot;: {&quot;plainTextFormattedCitation&quot;: &quot;[2]&quot;, &quot;formattedCitation&quot;: &quot;[2]&quot;, &quot;previouslyFormattedCitation&quot;: &quot;[2]&quot;}, &quot;properties&quot;: {&quot;noteIndex&quot;: 0}, &quot;citationItems&quot;: [{&quot;itemData&quot;: {&quot;title&quot;: &quot;The Effectiveness of Games for Educational Purposes: A Review of Recent Research.&quot;, &quot;id&quot;: &quot;ITEM-1&quot;, &quot;container-title&quot;: &quot;Simulation &amp; Gaming&quot;, &quot;author&quot;: [{&quot;dropping-particle&quot;: &quot;&quot;, &quot;family&quot;: &quot;Randel&quot;, &quot;given&quot;: &quot;Josephine M.&quot;, &quot;non-dropping-particle&quot;: &quot;&quot;, &quot;suffix&quot;: &quot;&quot;, &quot;parse-names&quot;: false}, {&quot;dropping-particle&quot;: &quot;&quot;, &quot;family&quot;: &quot;Morris&quot;, &quot;given&quot;: &quot;Barbara A.&quot;, &quot;non-dropping-particle&quot;: &quot;&quot;, &quot;suffix&quot;: &quot;&quot;, &quot;parse-names&quot;: false}, {&quot;dropping-particle&quot;: &quot;&quot;, &quot;family&quot;: &quot;Wetzel&quot;, &quot;given&quot;: &quot;C. Douglas&quot;, &quot;non-dropping-particle&quot;: &quot;&quot;, &quot;suffix&quot;: &quot;&quot;, &quot;parse-names&quot;: false}, {&quot;dropping-particle&quot;: &quot;V.&quot;, &quot;family&quot;: &quot;Whitehill&quot;, &quot;given&quot;: &quot;Betty&quot;, &quot;non-dropping-particle&quot;: &quot;&quot;, &quot;suffix&quot;: &quot;&quot;, &quot;parse-names&quot;: false}], &quot;type&quot;: &quot;article-journal&quot;, &quot;issue&quot;: &quot;3&quot;, &quot;volume&quot;: &quot;23&quot;, &quot;page&quot;: &quot;261-76&quot;, &quot;issued&quot;: {&quot;date-parts&quot;: [[&quot;1992&quot;]]}, &quot;ISSN&quot;: &quot;ISSN-1046-8781&quot;}, &quot;id&quot;: &quot;ITEM-1&quot;, &quot;uris&quot;: [&quot;http://www.mendeley.com/documents/?uuid=50c668a3-5a68-4c2a-a3c8-31b34915b25c&quot;]}]} RNDj3iQ0N7nwJ"/><text:span text:style-name="T5">[2]</text:span><text:reference-mark-end text:name="ADDIN CSL_CITATION {&quot;schema&quot;: &quot;https://github.com/citation-style-language/schema/raw/master/csl-citation.json&quot;, &quot;mendeley&quot;: {&quot;plainTextFormattedCitation&quot;: &quot;[2]&quot;, &quot;formattedCitation&quot;: &quot;[2]&quot;, &quot;previouslyFormattedCitation&quot;: &quot;[2]&quot;}, &quot;properties&quot;: {&quot;noteIndex&quot;: 0}, &quot;citationItems&quot;: [{&quot;itemData&quot;: {&quot;title&quot;: &quot;The Effectiveness of Games for Educational Purposes: A Review of Recent Research.&quot;, &quot;id&quot;: &quot;ITEM-1&quot;, &quot;container-title&quot;: &quot;Simulation &amp; Gaming&quot;, &quot;author&quot;: [{&quot;dropping-particle&quot;: &quot;&quot;, &quot;family&quot;: &quot;Randel&quot;, &quot;given&quot;: &quot;Josephine M.&quot;, &quot;non-dropping-particle&quot;: &quot;&quot;, &quot;suffix&quot;: &quot;&quot;, &quot;parse-names&quot;: false}, {&quot;dropping-particle&quot;: &quot;&quot;, &quot;family&quot;: &quot;Morris&quot;, &quot;given&quot;: &quot;Barbara A.&quot;, &quot;non-dropping-particle&quot;: &quot;&quot;, &quot;suffix&quot;: &quot;&quot;, &quot;parse-names&quot;: false}, {&quot;dropping-particle&quot;: &quot;&quot;, &quot;family&quot;: &quot;Wetzel&quot;, &quot;given&quot;: &quot;C. Douglas&quot;, &quot;non-dropping-particle&quot;: &quot;&quot;, &quot;suffix&quot;: &quot;&quot;, &quot;parse-names&quot;: false}, {&quot;dropping-particle&quot;: &quot;V.&quot;, &quot;family&quot;: &quot;Whitehill&quot;, &quot;given&quot;: &quot;Betty&quot;, &quot;non-dropping-particle&quot;: &quot;&quot;, &quot;suffix&quot;: &quot;&quot;, &quot;parse-names&quot;: false}], &quot;type&quot;: &quot;article-journal&quot;, &quot;issue&quot;: &quot;3&quot;, &quot;volume&quot;: &quot;23&quot;, &quot;page&quot;: &quot;261-76&quot;, &quot;issued&quot;: {&quot;date-parts&quot;: [[&quot;1992&quot;]]}, &quot;ISSN&quot;: &quot;ISSN-1046-8781&quot;}, &quot;id&quot;: &quot;ITEM-1&quot;, &quot;uris&quot;: [&quot;http://www.mendeley.com/documents/?uuid=50c668a3-5a68-4c2a-a3c8-31b34915b25c&quot;]}]} RNDj3iQ0N7nwJ"/><text:span text:style-name="T17">⁠ lleva a cabo un análisis de la efectividad del uso de este tipo de herramientas para la enseñanza. En él </text:span><text:span text:style-name="T18">se realiza una comparación de los métodos tradicionales con aq</text:span><text:span text:style-name="T39">uel</text:span><text:span text:style-name="T18">l</text:span><text:span text:style-name="T39">os</text:span><text:span text:style-name="T18"> en los que se utilizan juegos o simulaciones. Tras analizar numerosos estudios sobre el tema, concluye que en el 72% de los casos en los que se aplica esta nueva técnica, los resultados son al menos tan buenos como con las metodologías tradicionales. Mientras que en el 22% de los casos, presentan unos resultados </text:span><text:span text:style-name="T19">mejores</text:span><text:span text:style-name="T18">.</text:span></text:p>
      <text:p text:style-name="P5"><text:span text:style-name="T18">U</text:span><text:span text:style-name="T17">na vez visto un análisis general del tema, podemos </text:span><text:span text:style-name="T21">pasar a tratar brevemente algunos de los</text:span><text:span text:style-name="T17"> estudios </text:span><text:span text:style-name="T40">específicos</text:span><text:span text:style-name="T17"> realizados en </text:span><text:span text:style-name="T22">varios</text:span><text:span text:style-name="T17"> campos de la enseñanza.</text:span></text:p>
      <text:p text:style-name="UBUcuerpoTrabajo"/>
      <text:list xml:id="list3461707671900183398" text:style-name="L1">
        <text:list-item>
          <text:p text:style-name="P9"><text:span text:style-name="T11">“Using a Simulation Game Approach to Teach Enterprise Resource Planning Concepts” </text:span><text:reference-mark-start text:name="ADDIN CSL_CITATION {&quot;schema&quot;: &quot;https://github.com/citation-style-language/schema/raw/master/csl-citation.json&quot;, &quot;mendeley&quot;: {&quot;plainTextFormattedCitation&quot;: &quot;[3]&quot;, &quot;formattedCitation&quot;: &quot;[3]&quot;, &quot;previouslyFormattedCitation&quot;: &quot;[3]&quot;}, &quot;properties&quot;: {&quot;noteIndex&quot;: 0}, &quot;citationItems&quot;: [{&quot;itemData&quot;: {&quot;title&quot;: &quot;Using a Simulation Game Approach to Teach Enterprise Resource Planning Concepts&quot;, &quot;id&quot;: &quot;ITEM-1&quot;, &quot;container-title&quot;: &quot;Journal of Information Systems Education; Winter&quot;, &quot;author&quot;: [{&quot;dropping-particle&quot;: &quot;&quot;, &quot;family&quot;: &quot;L\u00e9ger&quot;, &quot;given&quot;: &quot;Pierre-Majorique&quot;, &quot;non-dropping-particle&quot;: &quot;&quot;, &quot;suffix&quot;: &quot;&quot;, &quot;parse-names&quot;: false}], &quot;type&quot;: &quot;article-journal&quot;, &quot;issue&quot;: &quot;4&quot;, &quot;volume&quot;: &quot;17&quot;, &quot;issued&quot;: {&quot;date-parts&quot;: [[&quot;2006&quot;]]}}, &quot;id&quot;: &quot;ITEM-1&quot;, &quot;uris&quot;: [&quot;http://www.mendeley.com/documents/?uuid=54717a5c-d53a-3df1-b19a-fa475c1aa563&quot;]}]} RNDn0sXc26x4g"/><text:span text:style-name="T5">[3]</text:span><text:reference-mark-end text:name="ADDIN CSL_CITATION {&quot;schema&quot;: &quot;https://github.com/citation-style-language/schema/raw/master/csl-citation.json&quot;, &quot;mendeley&quot;: {&quot;plainTextFormattedCitation&quot;: &quot;[3]&quot;, &quot;formattedCitation&quot;: &quot;[3]&quot;, &quot;previouslyFormattedCitation&quot;: &quot;[3]&quot;}, &quot;properties&quot;: {&quot;noteIndex&quot;: 0}, &quot;citationItems&quot;: [{&quot;itemData&quot;: {&quot;title&quot;: &quot;Using a Simulation Game Approach to Teach Enterprise Resource Planning Concepts&quot;, &quot;id&quot;: &quot;ITEM-1&quot;, &quot;container-title&quot;: &quot;Journal of Information Systems Education; Winter&quot;, &quot;author&quot;: [{&quot;dropping-particle&quot;: &quot;&quot;, &quot;family&quot;: &quot;L\u00e9ger&quot;, &quot;given&quot;: &quot;Pierre-Majorique&quot;, &quot;non-dropping-particle&quot;: &quot;&quot;, &quot;suffix&quot;: &quot;&quot;, &quot;parse-names&quot;: false}], &quot;type&quot;: &quot;article-journal&quot;, &quot;issue&quot;: &quot;4&quot;, &quot;volume&quot;: &quot;17&quot;, &quot;issued&quot;: {&quot;date-parts&quot;: [[&quot;2006&quot;]]}}, &quot;id&quot;: &quot;ITEM-1&quot;, &quot;uris&quot;: [&quot;http://www.mendeley.com/documents/?uuid=54717a5c-d53a-3df1-b19a-fa475c1aa563&quot;]}]} RNDn0sXc26x4g"/><text:span text:style-name="T17">⁠ propone un tipo de enseñanza de gestión de recursos empresariales </text:span><text:span text:style-name="T42">haciendo uso de</text:span><text:span text:style-name="T41"> </text:span><text:span text:style-name="T17">una herramienta de simulación. Se plantea a los alumnos la gestión de su propia compañía a través de la toma de decisiones, analizando la información que plantea el simulador. El artículo concluye que los alumnos que han participado en la simulación parecen haber asimilado mejor los conceptos teóricos.</text:span></text:p>
        </text:list-item>
        <text:list-item>
          <text:p text:style-name="P9"><text:span text:style-name="T11">“The development of an interactive game-based tool for learning surgical management” </text:span><text:reference-mark-start text:name="ADDIN CSL_CITATION {&quot;schema&quot;: &quot;https://github.com/citation-style-language/schema/raw/master/csl-citation.json&quot;, &quot;mendeley&quot;: {&quot;plainTextFormattedCitation&quot;: &quot;[4]&quot;, &quot;formattedCitation&quot;: &quot;[4]&quot;, &quot;previouslyFormattedCitation&quot;: &quot;[4]&quot;}, &quot;properties&quot;: {&quot;noteIndex&quot;: 0}, &quot;citationItems&quot;: [{&quot;itemData&quot;: {&quot;id&quot;: &quot;ITEM-1&quot;, &quot;issued&quot;: {&quot;date-parts&quot;: [[&quot;0&quot;]]}, &quot;title&quot;: &quot;The development of an interactive game-based tool for learning surgical management algorithms via computer&quot;, &quot;type&quot;: &quot;article-journal&quot;, &quot;abstract&quot;: &quot;Background: We have previously demonstrated the potential efficacy of a computer-assisted board game as a tool for medical education. The next logical step was to transfer the entire game on to the computer, thus increasing accessibility to students and allowing for a richer and more accurate simulation of patient scenarios. Methods: First, a general game model was developed using Microsoft Visual Basic. A breast module was then created using 3-D models, radiographs, and pathology and cytology images. The game was further improved by the addition of an animated facilitator, who directs the players via gestures and speech. Thirty-three students played the breast module in a variety of team configurations. After playing the game, the students completed surveys regarding its value as both an educational tool and as a form of entertainment. 10-question tests were also administered before and after playing the game, as a preliminary investigation into its impact on student learning. Results: After playing the game, mean test scores increased from 6.43 (SEM \u03ee 0.30) to 7.14 (SEM \u03ee 0.30; P \u03ed 0.006). The results of the five-question survey were extremely positive. Students generally agreed that the game concept has value in increasing general knowledge regarding the subject matter of breast disease and that the idea of following simultaneously the work-up of numerous patients with similar problems is a helpful way to learn a work-up algorithm. Conclusions: Postgame surveys demonstrate the efficacy of our computer game model as a tool for surgical education. The game is an example of problem based learning because it provides students with an initial set of problems and requires them to collect information and reason on their own in order to solve the problems. Individual game modules can be developed to cover material from different diagnostic areas.&quot;, &quot;author&quot;: [{&quot;dropping-particle&quot;: &quot;&quot;, &quot;family&quot;: &quot;Mann&quot;, &quot;given&quot;: &quot;Barry D&quot;, &quot;non-dropping-particle&quot;: &quot;&quot;, &quot;suffix&quot;: &quot;&quot;, &quot;parse-names&quot;: false}, {&quot;dropping-particle&quot;: &quot;&quot;, &quot;family&quot;: &quot;Eidelson&quot;, &quot;given&quot;: &quot;Benjamin M&quot;, &quot;non-dropping-particle&quot;: &quot;&quot;, &quot;suffix&quot;: &quot;&quot;, &quot;parse-names&quot;: false}, {&quot;dropping-particle&quot;: &quot;&quot;, &quot;family&quot;: &quot;Fukuchi&quot;, &quot;given&quot;: &quot;Steven G&quot;, &quot;non-dropping-particle&quot;: &quot;&quot;, &quot;suffix&quot;: &quot;&quot;, &quot;parse-names&quot;: false}, {&quot;dropping-particle&quot;: &quot;&quot;, &quot;family&quot;: &quot;Nissman&quot;, &quot;given&quot;: &quot;Steven A&quot;, &quot;non-dropping-particle&quot;: &quot;&quot;, &quot;suffix&quot;: &quot;&quot;, &quot;parse-names&quot;: false}, {&quot;dropping-particle&quot;: &quot;&quot;, &quot;family&quot;: &quot;Robertson&quot;, &quot;given&quot;: &quot;Scott&quot;, &quot;non-dropping-particle&quot;: &quot;&quot;, &quot;suffix&quot;: &quot;&quot;, &quot;parse-names&quot;: false}, {&quot;dropping-particle&quot;: &quot;&quot;, &quot;family&quot;: &quot;Jardines&quot;, &quot;given&quot;: &quot;Lori&quot;, &quot;non-dropping-particle&quot;: &quot;&quot;, &quot;suffix&quot;: &quot;&quot;, &quot;parse-names&quot;: false}]}, &quot;id&quot;: &quot;ITEM-1&quot;, &quot;uris&quot;: [&quot;http://www.mendeley.com/documents/?uuid=97e37e5a-b905-325b-a823-99462f50db50&quot;]}]} RNDqmcVVaafnn"/><text:span text:style-name="T3">[4]</text:span><text:reference-mark-end text:name="ADDIN CSL_CITATION {&quot;schema&quot;: &quot;https://github.com/citation-style-language/schema/raw/master/csl-citation.json&quot;, &quot;mendeley&quot;: {&quot;plainTextFormattedCitation&quot;: &quot;[4]&quot;, &quot;formattedCitation&quot;: &quot;[4]&quot;, &quot;previouslyFormattedCitation&quot;: &quot;[4]&quot;}, &quot;properties&quot;: {&quot;noteIndex&quot;: 0}, &quot;citationItems&quot;: [{&quot;itemData&quot;: {&quot;id&quot;: &quot;ITEM-1&quot;, &quot;issued&quot;: {&quot;date-parts&quot;: [[&quot;0&quot;]]}, &quot;title&quot;: &quot;The development of an interactive game-based tool for learning surgical management algorithms via computer&quot;, &quot;type&quot;: &quot;article-journal&quot;, &quot;abstract&quot;: &quot;Background: We have previously demonstrated the potential efficacy of a computer-assisted board game as a tool for medical education. The next logical step was to transfer the entire game on to the computer, thus increasing accessibility to students and allowing for a richer and more accurate simulation of patient scenarios. Methods: First, a general game model was developed using Microsoft Visual Basic. A breast module was then created using 3-D models, radiographs, and pathology and cytology images. The game was further improved by the addition of an animated facilitator, who directs the players via gestures and speech. Thirty-three students played the breast module in a variety of team configurations. After playing the game, the students completed surveys regarding its value as both an educational tool and as a form of entertainment. 10-question tests were also administered before and after playing the game, as a preliminary investigation into its impact on student learning. Results: After playing the game, mean test scores increased from 6.43 (SEM \u03ee 0.30) to 7.14 (SEM \u03ee 0.30; P \u03ed 0.006). The results of the five-question survey were extremely positive. Students generally agreed that the game concept has value in increasing general knowledge regarding the subject matter of breast disease and that the idea of following simultaneously the work-up of numerous patients with similar problems is a helpful way to learn a work-up algorithm. Conclusions: Postgame surveys demonstrate the efficacy of our computer game model as a tool for surgical education. The game is an example of problem based learning because it provides students with an initial set of problems and requires them to collect information and reason on their own in order to solve the problems. Individual game modules can be developed to cover material from different diagnostic areas.&quot;, &quot;author&quot;: [{&quot;dropping-particle&quot;: &quot;&quot;, &quot;family&quot;: &quot;Mann&quot;, &quot;given&quot;: &quot;Barry D&quot;, &quot;non-dropping-particle&quot;: &quot;&quot;, &quot;suffix&quot;: &quot;&quot;, &quot;parse-names&quot;: false}, {&quot;dropping-particle&quot;: &quot;&quot;, &quot;family&quot;: &quot;Eidelson&quot;, &quot;given&quot;: &quot;Benjamin M&quot;, &quot;non-dropping-particle&quot;: &quot;&quot;, &quot;suffix&quot;: &quot;&quot;, &quot;parse-names&quot;: false}, {&quot;dropping-particle&quot;: &quot;&quot;, &quot;family&quot;: &quot;Fukuchi&quot;, &quot;given&quot;: &quot;Steven G&quot;, &quot;non-dropping-particle&quot;: &quot;&quot;, &quot;suffix&quot;: &quot;&quot;, &quot;parse-names&quot;: false}, {&quot;dropping-particle&quot;: &quot;&quot;, &quot;family&quot;: &quot;Nissman&quot;, &quot;given&quot;: &quot;Steven A&quot;, &quot;non-dropping-particle&quot;: &quot;&quot;, &quot;suffix&quot;: &quot;&quot;, &quot;parse-names&quot;: false}, {&quot;dropping-particle&quot;: &quot;&quot;, &quot;family&quot;: &quot;Robertson&quot;, &quot;given&quot;: &quot;Scott&quot;, &quot;non-dropping-particle&quot;: &quot;&quot;, &quot;suffix&quot;: &quot;&quot;, &quot;parse-names&quot;: false}, {&quot;dropping-particle&quot;: &quot;&quot;, &quot;family&quot;: &quot;Jardines&quot;, &quot;given&quot;: &quot;Lori&quot;, &quot;non-dropping-particle&quot;: &quot;&quot;, &quot;suffix&quot;: &quot;&quot;, &quot;parse-names&quot;: false}]}, &quot;id&quot;: &quot;ITEM-1&quot;, &quot;uris&quot;: [&quot;http://www.mendeley.com/documents/?uuid=97e37e5a-b905-325b-a823-99462f50db50&quot;]}]} RNDqmcVVaafnn"/><text:span text:style-name="T11">⁠ </text:span><text:span text:style-name="T17">propone la ampliación de un artículo anterior en el que se demostraba la eficacia de un juego de mesa en la enseñanza en el campo de la medicina </text:span><text:reference-mark-start text:name="ADDIN CSL_CITATION {&quot;schema&quot;: &quot;https://github.com/citation-style-language/schema/raw/master/csl-citation.json&quot;, &quot;mendeley&quot;: {&quot;plainTextFormattedCitation&quot;: &quot;[5]&quot;, &quot;formattedCitation&quot;: &quot;[5]&quot;, &quot;previouslyFormattedCitation&quot;: &quot;[5]&quot;}, &quot;properties&quot;: {&quot;noteIndex&quot;: 0}, &quot;citationItems&quot;: [{&quot;itemData&quot;: {&quot;id&quot;: &quot;ITEM-1&quot;, &quot;author&quot;: [{&quot;dropping-particle&quot;: &quot;&quot;, &quot;family&quot;: &quot;Fukuchi&quot;, &quot;given&quot;: &quot;S G&quot;, &quot;non-dropping-particle&quot;: &quot;&quot;, &quot;suffix&quot;: &quot;&quot;, &quot;parse-names&quot;: false}, {&quot;dropping-particle&quot;: &quot;&quot;, &quot;family&quot;: &quot;Offutt&quot;, &quot;given&quot;: &quot;L A&quot;, &quot;non-dropping-particle&quot;: &quot;&quot;, &quot;suffix&quot;: &quot;&quot;, &quot;parse-names&quot;: false}, {&quot;dropping-particle&quot;: &quot;&quot;, &quot;family&quot;: &quot;Sacks&quot;, &quot;given&quot;: &quot;J&quot;, &quot;non-dropping-particle&quot;: &quot;&quot;, &quot;suffix&quot;: &quot;&quot;, &quot;parse-names&quot;: false}, {&quot;dropping-particle&quot;: &quot;&quot;, &quot;family&quot;: &quot;Mann&quot;, &quot;given&quot;: &quot;B D&quot;, &quot;non-dropping-particle&quot;: &quot;&quot;, &quot;suffix&quot;: &quot;&quot;, &quot;parse-names&quot;: false}], &quot;title&quot;: &quot;Teaching a multidisciplinary approach to cancer treatment during surgical clerkship via an interactive board game.&quot;, &quot;issue&quot;: &quot;4&quot;, &quot;page&quot;: &quot;337-40&quot;, &quot;PMID&quot;: &quot;10875998&quot;, &quot;container-title&quot;: &quot;American journal of surgery&quot;, &quot;issued&quot;: {&quot;date-parts&quot;: [[&quot;2000&quot;, &quot;4&quot;]]}, &quot;type&quot;: &quot;article-journal&quot;, &quot;volume&quot;: &quot;179&quot;, &quot;abstract&quot;: &quot;BACKGROUND Although educators agree that the approach to cancer management must be multidisciplinary, medical students usually observe cancer patients through the eyes of a single specialist at any given time. METHODS In order to teach third-year medical students that cancer management is multidisciplinary, we developed the Oncology Game, an interactive, computer-assisted board game built on the principles of self-directed learning and student-student interaction. Eight \&quot;patients\&quot; with different histologic types of cancer are distributed randomly to 4 students, who play in teams of 2. The object is for the team to obtain the best treatment for its patients by advancing them via a roll of dice through surgical, medical, and radiation oncology clinics in the order most logical for the patient's particular cancer type. To test improvement in cognitive skills as a function of play, 16 students participated in a tournament taking parallel pretest and posttests before and after each round of play. RESULTS Students demonstrated a statistically significant change in the total number of questions answered correctly each time they played the Oncology Game (F = 4.16, P = 0.018; Pretest Round 1: 8.88 +/- 0.58; Posttest Round 1: 9.63 +/- 0.42; Pretest Round 2: 10.75 +/- 0.62; Posttest Round 2: 11.5 +/- 0.85). Post hoc pairwise comparison revealed a significant improvement in student performance after playing two rounds of the Oncology Game. Based on the postgame survey, students felt they improved their understanding of oncologic principles (4.56 +/- 0.13), knowledge of malignancies (4.50 +/- 0.13), and appreciation for the multidisciplinary nature of cancer management (4.56 +/- 0.13). CONCLUSIONS Improved test scores and postgame survey results demonstrate that third-year medical student students can learn about basic oncology principles and gain an appreciation for oncology as a multidisciplinary field of medicine through an interactive, computer-assisted board game.&quot;, &quot;ISSN&quot;: &quot;0002-9610&quot;}, &quot;id&quot;: &quot;ITEM-1&quot;, &quot;uris&quot;: [&quot;http://www.mendeley.com/documents/?uuid=94f51f2b-8bad-3d96-a1e8-2409ee471836&quot;]}]} RNDAq147d0LMy"/><text:span text:style-name="T5">[5]</text:span><text:reference-mark-end text:name="ADDIN CSL_CITATION {&quot;schema&quot;: &quot;https://github.com/citation-style-language/schema/raw/master/csl-citation.json&quot;, &quot;mendeley&quot;: {&quot;plainTextFormattedCitation&quot;: &quot;[5]&quot;, &quot;formattedCitation&quot;: &quot;[5]&quot;, &quot;previouslyFormattedCitation&quot;: &quot;[5]&quot;}, &quot;properties&quot;: {&quot;noteIndex&quot;: 0}, &quot;citationItems&quot;: [{&quot;itemData&quot;: {&quot;id&quot;: &quot;ITEM-1&quot;, &quot;author&quot;: [{&quot;dropping-particle&quot;: &quot;&quot;, &quot;family&quot;: &quot;Fukuchi&quot;, &quot;given&quot;: &quot;S G&quot;, &quot;non-dropping-particle&quot;: &quot;&quot;, &quot;suffix&quot;: &quot;&quot;, &quot;parse-names&quot;: false}, {&quot;dropping-particle&quot;: &quot;&quot;, &quot;family&quot;: &quot;Offutt&quot;, &quot;given&quot;: &quot;L A&quot;, &quot;non-dropping-particle&quot;: &quot;&quot;, &quot;suffix&quot;: &quot;&quot;, &quot;parse-names&quot;: false}, {&quot;dropping-particle&quot;: &quot;&quot;, &quot;family&quot;: &quot;Sacks&quot;, &quot;given&quot;: &quot;J&quot;, &quot;non-dropping-particle&quot;: &quot;&quot;, &quot;suffix&quot;: &quot;&quot;, &quot;parse-names&quot;: false}, {&quot;dropping-particle&quot;: &quot;&quot;, &quot;family&quot;: &quot;Mann&quot;, &quot;given&quot;: &quot;B D&quot;, &quot;non-dropping-particle&quot;: &quot;&quot;, &quot;suffix&quot;: &quot;&quot;, &quot;parse-names&quot;: false}], &quot;title&quot;: &quot;Teaching a multidisciplinary approach to cancer treatment during surgical clerkship via an interactive board game.&quot;, &quot;issue&quot;: &quot;4&quot;, &quot;page&quot;: &quot;337-40&quot;, &quot;PMID&quot;: &quot;10875998&quot;, &quot;container-title&quot;: &quot;American journal of surgery&quot;, &quot;issued&quot;: {&quot;date-parts&quot;: [[&quot;2000&quot;, &quot;4&quot;]]}, &quot;type&quot;: &quot;article-journal&quot;, &quot;volume&quot;: &quot;179&quot;, &quot;abstract&quot;: &quot;BACKGROUND Although educators agree that the approach to cancer management must be multidisciplinary, medical students usually observe cancer patients through the eyes of a single specialist at any given time. METHODS In order to teach third-year medical students that cancer management is multidisciplinary, we developed the Oncology Game, an interactive, computer-assisted board game built on the principles of self-directed learning and student-student interaction. Eight \&quot;patients\&quot; with different histologic types of cancer are distributed randomly to 4 students, who play in teams of 2. The object is for the team to obtain the best treatment for its patients by advancing them via a roll of dice through surgical, medical, and radiation oncology clinics in the order most logical for the patient's particular cancer type. To test improvement in cognitive skills as a function of play, 16 students participated in a tournament taking parallel pretest and posttests before and after each round of play. RESULTS Students demonstrated a statistically significant change in the total number of questions answered correctly each time they played the Oncology Game (F = 4.16, P = 0.018; Pretest Round 1: 8.88 +/- 0.58; Posttest Round 1: 9.63 +/- 0.42; Pretest Round 2: 10.75 +/- 0.62; Posttest Round 2: 11.5 +/- 0.85). Post hoc pairwise comparison revealed a significant improvement in student performance after playing two rounds of the Oncology Game. Based on the postgame survey, students felt they improved their understanding of oncologic principles (4.56 +/- 0.13), knowledge of malignancies (4.50 +/- 0.13), and appreciation for the multidisciplinary nature of cancer management (4.56 +/- 0.13). CONCLUSIONS Improved test scores and postgame survey results demonstrate that third-year medical student students can learn about basic oncology principles and gain an appreciation for oncology as a multidisciplinary field of medicine through an interactive, computer-assisted board game.&quot;, &quot;ISSN&quot;: &quot;0002-9610&quot;}, &quot;id&quot;: &quot;ITEM-1&quot;, &quot;uris&quot;: [&quot;http://www.mendeley.com/documents/?uuid=94f51f2b-8bad-3d96-a1e8-2409ee471836&quot;]}]} RNDAq147d0LMy"/><text:span text:style-name="T17">⁠. En este artículo </text:span><text:span text:style-name="T50">se</text:span><text:span text:style-name="T17"> propone dar un paso más, utilizando en su lugar un simulador </text:span><text:span text:style-name="T20">de ordenador. El artículo concluye que la herramienta ha demostrado su eficacia en los casos planteados por el simulador, y que puede ser ampliado a otros casos médicos.</text:span></text:p>
        </text:list-item>
        <text:list-item>
          <text:p text:style-name="P9"><text:span text:style-name="T12">“U</text:span><text:span text:style-name="T11">sing Computer-Based Simulation Exercises to Teach business Ethics”</text:span><text:span text:style-name="T52"> </text:span><text:reference-mark-start text:name="ADDIN CSL_CITATION {&quot;schema&quot;: &quot;https://github.com/citation-style-language/schema/raw/master/csl-citation.json&quot;, &quot;mendeley&quot;: {&quot;plainTextFormattedCitation&quot;: &quot;[6]&quot;, &quot;formattedCitation&quot;: &quot;[6]&quot;, &quot;previouslyFormattedCitation&quot;: &quot;[6]&quot;}, &quot;properties&quot;: {&quot;noteIndex&quot;: 0}, &quot;citationItems&quot;: [{&quot;itemData&quot;: {&quot;id&quot;: &quot;ITEM-1&quot;, &quot;author&quot;: [{&quot;dropping-particle&quot;: &quot;&quot;, &quot;family&quot;: &quot;Schumann&quot;, &quot;given&quot;: &quot;Paul L.&quot;, &quot;non-dropping-particle&quot;: &quot;&quot;, &quot;suffix&quot;: &quot;&quot;, &quot;parse-names&quot;: false}, {&quot;dropping-particle&quot;: &quot;&quot;, &quot;family&quot;: &quot;Anderson&quot;, &quot;given&quot;: &quot;Philip H.&quot;, &quot;non-dropping-particle&quot;: &quot;&quot;, &quot;suffix&quot;: &quot;&quot;, &quot;parse-names&quot;: false}, {&quot;dropping-particle&quot;: &quot;&quot;, &quot;family&quot;: &quot;Scott&quot;, &quot;given&quot;: &quot;Timothy W.&quot;, &quot;non-dropping-particle&quot;: &quot;&quot;, &quot;suffix&quot;: &quot;&quot;, &quot;parse-names&quot;: false}], &quot;title&quot;: &quot;Using Computer-Based Simulation Exercises to Teach Business Ethics&quot;, &quot;issue&quot;: &quot;2&quot;, &quot;DOI&quot;: &quot;10.1023/A:1009713431855&quot;, &quot;page&quot;: &quot;163-181&quot;, &quot;publisher&quot;: &quot;Kluwer Academic Publishers&quot;, &quot;container-title&quot;: &quot;Teaching Business Ethics&quot;, &quot;issued&quot;: {&quot;date-parts&quot;: [[&quot;1997&quot;]]}, &quot;type&quot;: &quot;article-journal&quot;, &quot;volume&quot;: &quot;1&quot;, &quot;ISSN&quot;: &quot;13826891&quot;}, &quot;id&quot;: &quot;ITEM-1&quot;, &quot;uris&quot;: [&quot;http://www.mendeley.com/documents/?uuid=5b25a8d8-7ee9-30be-be32-70a67bdfabcb&quot;]}]} RNDOUu9mLhauT"/><text:span text:style-name="T8">[6]</text:span><text:reference-mark-end text:name="ADDIN CSL_CITATION {&quot;schema&quot;: &quot;https://github.com/citation-style-language/schema/raw/master/csl-citation.json&quot;, &quot;mendeley&quot;: {&quot;plainTextFormattedCitation&quot;: &quot;[6]&quot;, &quot;formattedCitation&quot;: &quot;[6]&quot;, &quot;previouslyFormattedCitation&quot;: &quot;[6]&quot;}, &quot;properties&quot;: {&quot;noteIndex&quot;: 0}, &quot;citationItems&quot;: [{&quot;itemData&quot;: {&quot;id&quot;: &quot;ITEM-1&quot;, &quot;author&quot;: [{&quot;dropping-particle&quot;: &quot;&quot;, &quot;family&quot;: &quot;Schumann&quot;, &quot;given&quot;: &quot;Paul L.&quot;, &quot;non-dropping-particle&quot;: &quot;&quot;, &quot;suffix&quot;: &quot;&quot;, &quot;parse-names&quot;: false}, {&quot;dropping-particle&quot;: &quot;&quot;, &quot;family&quot;: &quot;Anderson&quot;, &quot;given&quot;: &quot;Philip H.&quot;, &quot;non-dropping-particle&quot;: &quot;&quot;, &quot;suffix&quot;: &quot;&quot;, &quot;parse-names&quot;: false}, {&quot;dropping-particle&quot;: &quot;&quot;, &quot;family&quot;: &quot;Scott&quot;, &quot;given&quot;: &quot;Timothy W.&quot;, &quot;non-dropping-particle&quot;: &quot;&quot;, &quot;suffix&quot;: &quot;&quot;, &quot;parse-names&quot;: false}], &quot;title&quot;: &quot;Using Computer-Based Simulation Exercises to Teach Business Ethics&quot;, &quot;issue&quot;: &quot;2&quot;, &quot;DOI&quot;: &quot;10.1023/A:1009713431855&quot;, &quot;page&quot;: &quot;163-181&quot;, &quot;publisher&quot;: &quot;Kluwer Academic Publishers&quot;, &quot;container-title&quot;: &quot;Teaching Business Ethics&quot;, &quot;issued&quot;: {&quot;date-parts&quot;: [[&quot;1997&quot;]]}, &quot;type&quot;: &quot;article-journal&quot;, &quot;volume&quot;: &quot;1&quot;, &quot;ISSN&quot;: &quot;13826891&quot;}, &quot;id&quot;: &quot;ITEM-1&quot;, &quot;uris&quot;: [&quot;http://www.mendeley.com/documents/?uuid=5b25a8d8-7ee9-30be-be32-70a67bdfabcb&quot;]}]} RNDOUu9mLhauT"/><text:span text:style-name="T52">⁠ realiza un estudio a través del planteamiento de dilemas éticos a estudiantes, utilizando para ello un simulador. </text:span><text:span text:style-name="T55">Así</text:span><text:span text:style-name="T52"> pretende dotar a los docentes de un </text:span><text:span text:style-name="T53">medio y un </text:span><text:span text:style-name="T52">enfoque </text:span><text:span text:style-name="T53">más óptimos</text:span><text:span text:style-name="T52"> en </text:span><text:span text:style-name="T54">el proceso de enseñanza</text:span><text:span text:style-name="T52"> de </text:span><text:span text:style-name="T53">la materia</text:span><text:span text:style-name="T52">.</text:span></text:p>
        </text:list-item>
        <text:list-item>
          <text:p text:style-name="P9"><text:span text:style-name="T13">“Improving Visualization Skills of Engineering Graphics Students Using Simple JavaScript Web Based Games” </text:span><text:reference-mark-start text:name="ADDIN CSL_CITATION {&quot;schema&quot;: &quot;https://github.com/citation-style-language/schema/raw/master/csl-citation.json&quot;, &quot;mendeley&quot;: {&quot;plainTextFormattedCitation&quot;: &quot;[7]&quot;, &quot;formattedCitation&quot;: &quot;[7]&quot;, &quot;previouslyFormattedCitation&quot;: &quot;[7]&quot;}, &quot;properties&quot;: {&quot;noteIndex&quot;: 0}, &quot;citationItems&quot;: [{&quot;itemData&quot;: {&quot;id&quot;: &quot;ITEM-1&quot;, &quot;author&quot;: [{&quot;dropping-particle&quot;: &quot;&quot;, &quot;family&quot;: &quot;Crown&quot;, &quot;given&quot;: &quot;Stephen W.&quot;, &quot;non-dropping-particle&quot;: &quot;&quot;, &quot;suffix&quot;: &quot;&quot;, &quot;parse-names&quot;: false}], &quot;title&quot;: &quot;Improving Visualization Skills of Engineering Graphics Students Using Simple JavaScript Web Based Games&quot;, &quot;issue&quot;: &quot;3&quot;, &quot;DOI&quot;: &quot;10.1002/j.2168-9830.2001.tb00613.x&quot;, &quot;page&quot;: &quot;347-355&quot;, &quot;publisher&quot;: &quot;Blackwell Publishing Ltd&quot;, &quot;container-title&quot;: &quot;Journal of Engineering Education&quot;, &quot;issued&quot;: {&quot;date-parts&quot;: [[&quot;2001&quot;, &quot;7&quot;]]}, &quot;type&quot;: &quot;article-journal&quot;, &quot;volume&quot;: &quot;90&quot;, &quot;ISSN&quot;: &quot;10694730&quot;}, &quot;id&quot;: &quot;ITEM-1&quot;, &quot;uris&quot;: [&quot;http://www.mendeley.com/documents/?uuid=f3179e9b-2d68-321f-8ac8-9f72f7a09657&quot;]}]} RNDEN5RQkKn8m"/><text:span text:style-name="T4">[7]</text:span><text:reference-mark-end text:name="ADDIN CSL_CITATION {&quot;schema&quot;: &quot;https://github.com/citation-style-language/schema/raw/master/csl-citation.json&quot;, &quot;mendeley&quot;: {&quot;plainTextFormattedCitation&quot;: &quot;[7]&quot;, &quot;formattedCitation&quot;: &quot;[7]&quot;, &quot;previouslyFormattedCitation&quot;: &quot;[7]&quot;}, &quot;properties&quot;: {&quot;noteIndex&quot;: 0}, &quot;citationItems&quot;: [{&quot;itemData&quot;: {&quot;id&quot;: &quot;ITEM-1&quot;, &quot;author&quot;: [{&quot;dropping-particle&quot;: &quot;&quot;, &quot;family&quot;: &quot;Crown&quot;, &quot;given&quot;: &quot;Stephen W.&quot;, &quot;non-dropping-particle&quot;: &quot;&quot;, &quot;suffix&quot;: &quot;&quot;, &quot;parse-names&quot;: false}], &quot;title&quot;: &quot;Improving Visualization Skills of Engineering Graphics Students Using Simple JavaScript Web Based Games&quot;, &quot;issue&quot;: &quot;3&quot;, &quot;DOI&quot;: &quot;10.1002/j.2168-9830.2001.tb00613.x&quot;, &quot;page&quot;: &quot;347-355&quot;, &quot;publisher&quot;: &quot;Blackwell Publishing Ltd&quot;, &quot;container-title&quot;: &quot;Journal of Engineering Education&quot;, &quot;issued&quot;: {&quot;date-parts&quot;: [[&quot;2001&quot;, &quot;7&quot;]]}, &quot;type&quot;: &quot;article-journal&quot;, &quot;volume&quot;: &quot;90&quot;, &quot;ISSN&quot;: &quot;10694730&quot;}, &quot;id&quot;: &quot;ITEM-1&quot;, &quot;uris&quot;: [&quot;http://www.mendeley.com/documents/?uuid=f3179e9b-2d68-321f-8ac8-9f72f7a09657&quot;]}]} RNDEN5RQkKn8m"/><text:span text:style-name="T23">⁠ es un artículo en el que se proporciona a una serie de estudiantes varias herramientas en forma de juegos y simuladores para, </text:span><text:span text:style-name="T43">así,</text:span><text:span text:style-name="T23"> poner a prueba su efectividad en el proceso de aprendizaje de varios aspectos, </text:span><text:span text:style-name="T44">todos ellos</text:span><text:span text:style-name="T23"> relacionados con la ingeniería gráfica. Como en los casos anteriores, se concluye una mejora de rendimiento en los exámenes así como unas buenas valoraciones de los estudiantes en las encuestas.</text:span></text:p>
        </text:list-item>
        <text:list-item>
          <text:p text:style-name="P9"><text:span text:style-name="T24">En </text:span><text:span text:style-name="T14">“</text:span><text:span text:style-name="T11">Designing Computer Games to Help Physics Students Understand Newton's Laws of Motion”</text:span><text:span text:style-name="T17"> </text:span><text:reference-mark-start text:name="ADDIN CSL_CITATION {&quot;schema&quot;: &quot;https://github.com/citation-style-language/schema/raw/master/csl-citation.json&quot;, &quot;mendeley&quot;: {&quot;plainTextFormattedCitation&quot;: &quot;[8]&quot;, &quot;formattedCitation&quot;: &quot;[8]&quot;, &quot;previouslyFormattedCitation&quot;: &quot;[8]&quot;}, &quot;properties&quot;: {&quot;noteIndex&quot;: 0}, &quot;citationItems&quot;: [{&quot;itemData&quot;: {&quot;id&quot;: &quot;ITEM-1&quot;, &quot;author&quot;: [{&quot;dropping-particle&quot;: &quot;&quot;, &quot;family&quot;: &quot;White&quot;, &quot;given&quot;: &quot;Barbara Y.&quot;, &quot;non-dropping-particle&quot;: &quot;&quot;, &quot;suffix&quot;: &quot;&quot;, &quot;parse-names&quot;: false}], &quot;title&quot;: &quot;Designing Computer Games to Help Physics Students Understand Newton's Laws of Motion&quot;, &quot;issue&quot;: &quot;1&quot;, &quot;DOI&quot;: &quot;10.1207/s1532690xci0101_4&quot;, &quot;page&quot;: &quot;69-108&quot;, &quot;publisher&quot;: &quot; Lawrence Erlbaum Associates, Inc. &quot;, &quot;container-title&quot;: &quot;Cognition and Instruction&quot;, &quot;issued&quot;: {&quot;date-parts&quot;: [[&quot;1984&quot;, &quot;1&quot;, &quot;14&quot;]]}, &quot;type&quot;: &quot;article-journal&quot;, &quot;volume&quot;: &quot;1&quot;, &quot;abstract&quot;: &quot;This research, explores, the design of a computer environment for helping science students to learn about Newtonian dynamics. The learning environment incorporates games set in the context of a Newtonian computer microworld, where students have to control the motion of a spaceship in order to achieve goals such as hitting a target or navigating a maze. The purpose of the games is to focus the students' attention on various aspects of the implications of Newton's laws. A set of general design principles guided the design of the games and microworld. These include: (I) represent the phenomena of the domain clearly; (2) eliminate irrelevant complexities from the computer microworld; (3) focus the students on as peers of their knowledge.that need revising; (4) facilitate the use of problem-solving heuristics; (5) encourage the application of relevant knowledge from other domains; and (6) encourage better ways of representing and thinking about the domain. A controlled study indicated that playing the games im...&quot;, &quot;ISSN&quot;: &quot;0737-0008&quot;}, &quot;id&quot;: &quot;ITEM-1&quot;, &quot;uris&quot;: [&quot;http://www.mendeley.com/documents/?uuid=33fe1f7e-6b39-380d-97e4-3758956dcc0d&quot;]}]} RNDBbskxyfu7K"/><text:span text:style-name="T5">[8]</text:span><text:reference-mark-end text:name="ADDIN CSL_CITATION {&quot;schema&quot;: &quot;https://github.com/citation-style-language/schema/raw/master/csl-citation.json&quot;, &quot;mendeley&quot;: {&quot;plainTextFormattedCitation&quot;: &quot;[8]&quot;, &quot;formattedCitation&quot;: &quot;[8]&quot;, &quot;previouslyFormattedCitation&quot;: &quot;[8]&quot;}, &quot;properties&quot;: {&quot;noteIndex&quot;: 0}, &quot;citationItems&quot;: [{&quot;itemData&quot;: {&quot;id&quot;: &quot;ITEM-1&quot;, &quot;author&quot;: [{&quot;dropping-particle&quot;: &quot;&quot;, &quot;family&quot;: &quot;White&quot;, &quot;given&quot;: &quot;Barbara Y.&quot;, &quot;non-dropping-particle&quot;: &quot;&quot;, &quot;suffix&quot;: &quot;&quot;, &quot;parse-names&quot;: false}], &quot;title&quot;: &quot;Designing Computer Games to Help Physics Students Understand Newton's Laws of Motion&quot;, &quot;issue&quot;: &quot;1&quot;, &quot;DOI&quot;: &quot;10.1207/s1532690xci0101_4&quot;, &quot;page&quot;: &quot;69-108&quot;, &quot;publisher&quot;: &quot; Lawrence Erlbaum Associates, Inc. &quot;, &quot;container-title&quot;: &quot;Cognition and Instruction&quot;, &quot;issued&quot;: {&quot;date-parts&quot;: [[&quot;1984&quot;, &quot;1&quot;, &quot;14&quot;]]}, &quot;type&quot;: &quot;article-journal&quot;, &quot;volume&quot;: &quot;1&quot;, &quot;abstract&quot;: &quot;This research, explores, the design of a computer environment for helping science students to learn about Newtonian dynamics. The learning environment incorporates games set in the context of a Newtonian computer microworld, where students have to control the motion of a spaceship in order to achieve goals such as hitting a target or navigating a maze. The purpose of the games is to focus the students' attention on various aspects of the implications of Newton's laws. A set of general design principles guided the design of the games and microworld. These include: (I) represent the phenomena of the domain clearly; (2) eliminate irrelevant complexities from the computer microworld; (3) focus the students on as peers of their knowledge.that need revising; (4) facilitate the use of problem-solving heuristics; (5) encourage the application of relevant knowledge from other domains; and (6) encourage better ways of representing and thinking about the domain. A controlled study indicated that playing the games im...&quot;, &quot;ISSN&quot;: &quot;0737-0008&quot;}, &quot;id&quot;: &quot;ITEM-1&quot;, &quot;uris&quot;: [&quot;http://www.mendeley.com/documents/?uuid=33fe1f7e-6b39-380d-97e4-3758956dcc0d&quot;]}]} RNDBbskxyfu7K"/><text:span text:style-name="T17">⁠ </text:span><text:span text:style-name="T24">se utiliza un entorno de simulación para familiarizar a los alumnos con los conceptos de las leyes de Newton y su implicación. Las conclusiones, a raíz de un estudio controlado, exponen que este simulador ha provocado que los alumnos mejoren sus </text:span><text:soft-page-break/><text:span text:style-name="T24">capacidades para resolver problemas dinámicos.</text:span></text:p>
        </text:list-item>
      </text:list>
      <text:p text:style-name="UBUcuerpoTrabajo"/>
      <text:p text:style-name="UBUcuerpoTrabajo"><text:span text:style-name="T24">D</text:span><text:span text:style-name="T17">entro del campo de la informática también encontramos artículos sobre el tema. Trataremos, a continuación, dos ejemplos:</text:span></text:p>
      <text:list xml:id="list132828801516530" text:continue-numbering="true" text:style-name="L1">
        <text:list-item>
          <text:p text:style-name="P9"><text:span text:style-name="T11">“Simulation game for teaching communications protocols” </text:span><text:reference-mark-start text:name="ADDIN CSL_CITATION {&quot;schema&quot;: &quot;https://github.com/citation-style-language/schema/raw/master/csl-citation.json&quot;, &quot;mendeley&quot;: {&quot;plainTextFormattedCitation&quot;: &quot;[9]&quot;, &quot;formattedCitation&quot;: &quot;[9]&quot;, &quot;previouslyFormattedCitation&quot;: &quot;[9]&quot;}, &quot;properties&quot;: {&quot;noteIndex&quot;: 0}, &quot;citationItems&quot;: [{&quot;itemData&quot;: {&quot;id&quot;: &quot;ITEM-1&quot;, &quot;author&quot;: [{&quot;dropping-particle&quot;: &quot;&quot;, &quot;family&quot;: &quot;Shifroni&quot;, &quot;given&quot;: &quot;Eyal&quot;, &quot;non-dropping-particle&quot;: &quot;&quot;, &quot;suffix&quot;: &quot;&quot;, &quot;parse-names&quot;: false}, {&quot;dropping-particle&quot;: &quot;&quot;, &quot;family&quot;: &quot;Ginat&quot;, &quot;given&quot;: &quot;David&quot;, &quot;non-dropping-particle&quot;: &quot;&quot;, &quot;suffix&quot;: &quot;&quot;, &quot;parse-names&quot;: false}, {&quot;dropping-particle&quot;: &quot;&quot;, &quot;family&quot;: &quot;Shifroni&quot;, &quot;given&quot;: &quot;Eyal&quot;, &quot;non-dropping-particle&quot;: &quot;&quot;, &quot;suffix&quot;: &quot;&quot;, &quot;parse-names&quot;: false}, {&quot;dropping-particle&quot;: &quot;&quot;, &quot;family&quot;: &quot;Ginat&quot;, &quot;given&quot;: &quot;David&quot;, &quot;non-dropping-particle&quot;: &quot;&quot;, &quot;suffix&quot;: &quot;&quot;, &quot;parse-names&quot;: false}], &quot;title&quot;: &quot;Simulation game for teaching communications protocols&quot;, &quot;ISBN&quot;: &quot;0-89791-889-4&quot;, &quot;issue&quot;: &quot;1&quot;, &quot;DOI&quot;: &quot;10.1145/268085.268152&quot;, &quot;page&quot;: &quot;184-188&quot;, &quot;publisher&quot;: &quot;ACM&quot;, &quot;container-title&quot;: &quot;ACM SIGCSE Bulletin&quot;, &quot;issued&quot;: {&quot;date-parts&quot;: [[&quot;1997&quot;, &quot;3&quot;, &quot;1&quot;]]}, &quot;type&quot;: &quot;article-journal&quot;, &quot;volume&quot;: &quot;29&quot;, &quot;ISSN&quot;: &quot;00978418&quot;}, &quot;id&quot;: &quot;ITEM-1&quot;, &quot;uris&quot;: [&quot;http://www.mendeley.com/documents/?uuid=4d9582cb-419e-3947-8eae-57768cdd4650&quot;]}]} RNDQesyGwJIKn"/><text:span text:style-name="T5">[9]</text:span><text:reference-mark-end text:name="ADDIN CSL_CITATION {&quot;schema&quot;: &quot;https://github.com/citation-style-language/schema/raw/master/csl-citation.json&quot;, &quot;mendeley&quot;: {&quot;plainTextFormattedCitation&quot;: &quot;[9]&quot;, &quot;formattedCitation&quot;: &quot;[9]&quot;, &quot;previouslyFormattedCitation&quot;: &quot;[9]&quot;}, &quot;properties&quot;: {&quot;noteIndex&quot;: 0}, &quot;citationItems&quot;: [{&quot;itemData&quot;: {&quot;id&quot;: &quot;ITEM-1&quot;, &quot;author&quot;: [{&quot;dropping-particle&quot;: &quot;&quot;, &quot;family&quot;: &quot;Shifroni&quot;, &quot;given&quot;: &quot;Eyal&quot;, &quot;non-dropping-particle&quot;: &quot;&quot;, &quot;suffix&quot;: &quot;&quot;, &quot;parse-names&quot;: false}, {&quot;dropping-particle&quot;: &quot;&quot;, &quot;family&quot;: &quot;Ginat&quot;, &quot;given&quot;: &quot;David&quot;, &quot;non-dropping-particle&quot;: &quot;&quot;, &quot;suffix&quot;: &quot;&quot;, &quot;parse-names&quot;: false}, {&quot;dropping-particle&quot;: &quot;&quot;, &quot;family&quot;: &quot;Shifroni&quot;, &quot;given&quot;: &quot;Eyal&quot;, &quot;non-dropping-particle&quot;: &quot;&quot;, &quot;suffix&quot;: &quot;&quot;, &quot;parse-names&quot;: false}, {&quot;dropping-particle&quot;: &quot;&quot;, &quot;family&quot;: &quot;Ginat&quot;, &quot;given&quot;: &quot;David&quot;, &quot;non-dropping-particle&quot;: &quot;&quot;, &quot;suffix&quot;: &quot;&quot;, &quot;parse-names&quot;: false}], &quot;title&quot;: &quot;Simulation game for teaching communications protocols&quot;, &quot;ISBN&quot;: &quot;0-89791-889-4&quot;, &quot;issue&quot;: &quot;1&quot;, &quot;DOI&quot;: &quot;10.1145/268085.268152&quot;, &quot;page&quot;: &quot;184-188&quot;, &quot;publisher&quot;: &quot;ACM&quot;, &quot;container-title&quot;: &quot;ACM SIGCSE Bulletin&quot;, &quot;issued&quot;: {&quot;date-parts&quot;: [[&quot;1997&quot;, &quot;3&quot;, &quot;1&quot;]]}, &quot;type&quot;: &quot;article-journal&quot;, &quot;volume&quot;: &quot;29&quot;, &quot;ISSN&quot;: &quot;00978418&quot;}, &quot;id&quot;: &quot;ITEM-1&quot;, &quot;uris&quot;: [&quot;http://www.mendeley.com/documents/?uuid=4d9582cb-419e-3947-8eae-57768cdd4650&quot;]}]} RNDQesyGwJIKn"/><text:span text:style-name="T17">⁠. </text:span><text:span text:style-name="T25">En este artículo se plantea dotar a los </text:span><text:span text:style-name="T27">profesores</text:span><text:span text:style-name="T25"> de un simulador con el que explicar los aspectos algorítmicos de los </text:span><text:span text:style-name="T45">diferentes</text:span><text:span text:style-name="T25"> protocolos de comunicación. </text:span><text:span text:style-name="T28">Los investigadores concluyen </text:span><text:span text:style-name="T26">que la utilización del simulador ha supuesto una mejora tanto en el rendimiento de los alumnos, como del interés de los mismos en la materia.</text:span></text:p>
        </text:list-item>
        <text:list-item>
          <text:p text:style-name="P10"><text:span text:style-name="T15">“Simse: an interactive simulation game for software engineering education” </text:span><text:reference-mark-start text:name="ADDIN CSL_CITATION {&quot;schema&quot;: &quot;https://github.com/citation-style-language/schema/raw/master/csl-citation.json&quot;, &quot;mendeley&quot;: {&quot;plainTextFormattedCitation&quot;: &quot;[10]&quot;, &quot;formattedCitation&quot;: &quot;[10]&quot;, &quot;previouslyFormattedCitation&quot;: &quot;[10]&quot;}, &quot;properties&quot;: {&quot;noteIndex&quot;: 0}, &quot;citationItems&quot;: [{&quot;itemData&quot;: {&quot;id&quot;: &quot;ITEM-1&quot;, &quot;issued&quot;: {&quot;date-parts&quot;: [[&quot;0&quot;]]}, &quot;title&quot;: &quot;SIMSE: AN INTERACTIVE SIMULATION GAME FOR SOFTWARE ENGINEERING EDUCATION&quot;, &quot;type&quot;: &quot;article-journal&quot;, &quot;abstract&quot;: &quot;The typical software engineering education lacks a practi-cal experience of the process of software engineering\u2014 students are presented with relevant process theory in lectures, but have limited opportunity to put these con-cepts into practice in an associated class project. SimSE is an educational, interactive, fully graphical computer game that simulates software engineering processes, and is de-signed specifically to train students in situations that re-quire an understanding and handling of software process issues. In this paper we describe SimSE, including its educational goals, its design, and its implementation.&quot;, &quot;author&quot;: [{&quot;dropping-particle&quot;: &quot;&quot;, &quot;family&quot;: &quot;Navarro&quot;, &quot;given&quot;: &quot;Emily Oh&quot;, &quot;non-dropping-particle&quot;: &quot;&quot;, &quot;suffix&quot;: &quot;&quot;, &quot;parse-names&quot;: false}, {&quot;dropping-particle&quot;: &quot;&quot;, &quot;family&quot;: &quot;Hoek&quot;, &quot;given&quot;: &quot;Andr\u00e9&quot;, &quot;non-dropping-particle&quot;: &quot;Van Der&quot;, &quot;suffix&quot;: &quot;&quot;, &quot;parse-names&quot;: false}]}, &quot;id&quot;: &quot;ITEM-1&quot;, &quot;uris&quot;: [&quot;http://www.mendeley.com/documents/?uuid=c752a0f7-c75c-3b0c-950a-febc7bebff10&quot;]}]} RNDHeBVOkWLTZ"/><text:span text:style-name="T7">[10]</text:span><text:reference-mark-end text:name="ADDIN CSL_CITATION {&quot;schema&quot;: &quot;https://github.com/citation-style-language/schema/raw/master/csl-citation.json&quot;, &quot;mendeley&quot;: {&quot;plainTextFormattedCitation&quot;: &quot;[10]&quot;, &quot;formattedCitation&quot;: &quot;[10]&quot;, &quot;previouslyFormattedCitation&quot;: &quot;[10]&quot;}, &quot;properties&quot;: {&quot;noteIndex&quot;: 0}, &quot;citationItems&quot;: [{&quot;itemData&quot;: {&quot;id&quot;: &quot;ITEM-1&quot;, &quot;issued&quot;: {&quot;date-parts&quot;: [[&quot;0&quot;]]}, &quot;title&quot;: &quot;SIMSE: AN INTERACTIVE SIMULATION GAME FOR SOFTWARE ENGINEERING EDUCATION&quot;, &quot;type&quot;: &quot;article-journal&quot;, &quot;abstract&quot;: &quot;The typical software engineering education lacks a practi-cal experience of the process of software engineering\u2014 students are presented with relevant process theory in lectures, but have limited opportunity to put these con-cepts into practice in an associated class project. SimSE is an educational, interactive, fully graphical computer game that simulates software engineering processes, and is de-signed specifically to train students in situations that re-quire an understanding and handling of software process issues. In this paper we describe SimSE, including its educational goals, its design, and its implementation.&quot;, &quot;author&quot;: [{&quot;dropping-particle&quot;: &quot;&quot;, &quot;family&quot;: &quot;Navarro&quot;, &quot;given&quot;: &quot;Emily Oh&quot;, &quot;non-dropping-particle&quot;: &quot;&quot;, &quot;suffix&quot;: &quot;&quot;, &quot;parse-names&quot;: false}, {&quot;dropping-particle&quot;: &quot;&quot;, &quot;family&quot;: &quot;Hoek&quot;, &quot;given&quot;: &quot;Andr\u00e9&quot;, &quot;non-dropping-particle&quot;: &quot;Van Der&quot;, &quot;suffix&quot;: &quot;&quot;, &quot;parse-names&quot;: false}]}, &quot;id&quot;: &quot;ITEM-1&quot;, &quot;uris&quot;: [&quot;http://www.mendeley.com/documents/?uuid=c752a0f7-c75c-3b0c-950a-febc7bebff10&quot;]}]} RNDHeBVOkWLTZ"/><text:span text:style-name="T29">⁠. </text:span><text:span text:style-name="T30">Este artículo argumenta como base de su estudio que los alumnos de ingeniería del software tiene una buena base teórica pero no pueden poner en práctica estos conceptos. Para solucionar esta carencia, desarrollan Simse, una herramienta de simulación con la que plantear situaciones típicas de un proceso de ingeniería del software a los alumnos, con el fin de poner a prueba sus </text:span><text:span text:style-name="T31">conocimientos</text:span><text:span text:style-name="T30"> teóricos </text:span><text:span text:style-name="T32">de una forma práctica</text:span><text:span text:style-name="T30">. </text:span><text:span text:style-name="T33">En un artículo posterior </text:span><text:reference-mark-start text:name="ADDIN CSL_CITATION {&quot;schema&quot;: &quot;https://github.com/citation-style-language/schema/raw/master/csl-citation.json&quot;, &quot;mendeley&quot;: {&quot;plainTextFormattedCitation&quot;: &quot;[11]&quot;, &quot;formattedCitation&quot;: &quot;[11]&quot;, &quot;previouslyFormattedCitation&quot;: &quot;[11]&quot;}, &quot;properties&quot;: {&quot;noteIndex&quot;: 0}, &quot;citationItems&quot;: [{&quot;itemData&quot;: {&quot;id&quot;: &quot;ITEM-1&quot;, &quot;issued&quot;: {&quot;date-parts&quot;: [[&quot;0&quot;]]}, &quot;title&quot;: &quot;Multi-Site Evaluation of SimSE&quot;, &quot;type&quot;: &quot;article-journal&quot;, &quot;abstract&quot;: &quot;In this paper, we describe a multi-site evaluation of SimSE, an educational software engineering simulation game. This study was designed to build on our previous experience of evaluating SimSE in courses and controlled lab settings at UC Irvine, in order to validate our findings and discover any factors that come into play when SimSE is used in other institutions. The study consisted of three different universities using SimSE in their respective courses and reporting the results to us. The results confirmed several of our previous findings, as well as hig-hlighted a number of critical considerations that must be taken into account when using SimSE in a course.&quot;, &quot;author&quot;: [{&quot;dropping-particle&quot;: &quot;&quot;, &quot;family&quot;: &quot;Navarro&quot;, &quot;given&quot;: &quot;Emily&quot;, &quot;non-dropping-particle&quot;: &quot;&quot;, &quot;suffix&quot;: &quot;&quot;, &quot;parse-names&quot;: false}, {&quot;dropping-particle&quot;: &quot;&quot;, &quot;family&quot;: &quot;Hoek&quot;, &quot;given&quot;: &quot;Andr\u00e9&quot;, &quot;non-dropping-particle&quot;: &quot;Van Der&quot;, &quot;suffix&quot;: &quot;&quot;, &quot;parse-names&quot;: false}]}, &quot;id&quot;: &quot;ITEM-1&quot;, &quot;uris&quot;: [&quot;http://www.mendeley.com/documents/?uuid=ded132a5-ede8-3b7b-a29e-6e2544a72701&quot;]}]} RND8jYduql0t5"/><text:span text:style-name="T6">[11]</text:span><text:reference-mark-end text:name="ADDIN CSL_CITATION {&quot;schema&quot;: &quot;https://github.com/citation-style-language/schema/raw/master/csl-citation.json&quot;, &quot;mendeley&quot;: {&quot;plainTextFormattedCitation&quot;: &quot;[11]&quot;, &quot;formattedCitation&quot;: &quot;[11]&quot;, &quot;previouslyFormattedCitation&quot;: &quot;[11]&quot;}, &quot;properties&quot;: {&quot;noteIndex&quot;: 0}, &quot;citationItems&quot;: [{&quot;itemData&quot;: {&quot;id&quot;: &quot;ITEM-1&quot;, &quot;issued&quot;: {&quot;date-parts&quot;: [[&quot;0&quot;]]}, &quot;title&quot;: &quot;Multi-Site Evaluation of SimSE&quot;, &quot;type&quot;: &quot;article-journal&quot;, &quot;abstract&quot;: &quot;In this paper, we describe a multi-site evaluation of SimSE, an educational software engineering simulation game. This study was designed to build on our previous experience of evaluating SimSE in courses and controlled lab settings at UC Irvine, in order to validate our findings and discover any factors that come into play when SimSE is used in other institutions. The study consisted of three different universities using SimSE in their respective courses and reporting the results to us. The results confirmed several of our previous findings, as well as hig-hlighted a number of critical considerations that must be taken into account when using SimSE in a course.&quot;, &quot;author&quot;: [{&quot;dropping-particle&quot;: &quot;&quot;, &quot;family&quot;: &quot;Navarro&quot;, &quot;given&quot;: &quot;Emily&quot;, &quot;non-dropping-particle&quot;: &quot;&quot;, &quot;suffix&quot;: &quot;&quot;, &quot;parse-names&quot;: false}, {&quot;dropping-particle&quot;: &quot;&quot;, &quot;family&quot;: &quot;Hoek&quot;, &quot;given&quot;: &quot;Andr\u00e9&quot;, &quot;non-dropping-particle&quot;: &quot;Van Der&quot;, &quot;suffix&quot;: &quot;&quot;, &quot;parse-names&quot;: false}]}, &quot;id&quot;: &quot;ITEM-1&quot;, &quot;uris&quot;: [&quot;http://www.mendeley.com/documents/?uuid=ded132a5-ede8-3b7b-a29e-6e2544a72701&quot;]}]} RND8jYduql0t5"/><text:span text:style-name="T33">⁠ se realiza un análisis de la herramienta en estudios controlados, </text:span><text:span text:style-name="T35">los cuales concluyen que los resultados son</text:span><text:span text:style-name="T33"> satisfactorios </text:span><text:span text:style-name="T34">para el rendimiento de los alumnos</text:span><text:span text:style-name="T33">.</text:span></text:p>
          <text:p text:style-name="P11"/>
        </text:list-item>
      </text:list>
      <text:p text:style-name="P6">Finalmente, acercándonos al campo de estudio más relacionado con el proyecto en cuestión, encontramos varios artículos que profundizan en el tema.</text:p>
      <text:list xml:id="list835981870758209921" text:style-name="L2">
        <text:list-item>
          <text:p text:style-name="P12"><text:span text:style-name="T17">El primero de los ejemplos no está relacionado con el uso de simuladores, como los anteriores, sino que sirve como ejemplo de la </text:span><text:span text:style-name="T37">efectividad</text:span><text:span text:style-name="T17"> de </text:span><text:span text:style-name="T46">los </text:span><text:span text:style-name="T17">experimentos en </text:span><text:span text:style-name="T47">el aula</text:span><text:span text:style-name="T17"> para la ilustración ciertos conceptos. En el caso de </text:span>“The impact of classroom experiments on the learning of economics: an empirical investigation” <text:reference-mark-start text:name="ADDIN CSL_CITATION {&quot;schema&quot;: &quot;https://github.com/citation-style-language/schema/raw/master/csl-citation.json&quot;, &quot;mendeley&quot;: {&quot;plainTextFormattedCitation&quot;: &quot;[12]&quot;, &quot;formattedCitation&quot;: &quot;[12]&quot;, &quot;previouslyFormattedCitation&quot;: &quot;[12]&quot;}, &quot;properties&quot;: {&quot;noteIndex&quot;: 0}, &quot;citationItems&quot;: [{&quot;itemData&quot;: {&quot;id&quot;: &quot;ITEM-1&quot;, &quot;author&quot;: [{&quot;dropping-particle&quot;: &quot;&quot;, &quot;family&quot;: &quot;FRANK&quot;, &quot;given&quot;: &quot;BJ\u00d6RN&quot;, &quot;non-dropping-particle&quot;: &quot;&quot;, &quot;suffix&quot;: &quot;&quot;, &quot;parse-names&quot;: false}], &quot;title&quot;: &quot;THE IMPACT OF CLASSROOM EXPERIMENTS ON THE LEARNING OF ECONOMICS: AN EMPIRICAL INVESTIGATION&quot;, &quot;issue&quot;: &quot;4&quot;, &quot;DOI&quot;: &quot;10.1111/j.1465-7295.1997.tb01962.x&quot;, &quot;page&quot;: &quot;763-769&quot;, &quot;publisher&quot;: &quot;Blackwell Publishing Ltd&quot;, &quot;container-title&quot;: &quot;Economic Inquiry&quot;, &quot;issued&quot;: {&quot;date-parts&quot;: [[&quot;1997&quot;, &quot;10&quot;]]}, &quot;type&quot;: &quot;article-journal&quot;, &quot;volume&quot;: &quot;35&quot;, &quot;ISSN&quot;: &quot;00952583&quot;}, &quot;id&quot;: &quot;ITEM-1&quot;, &quot;uris&quot;: [&quot;http://www.mendeley.com/documents/?uuid=3c5c0bb3-589d-39f6-9c36-63c92d153332&quot;]}]} RNDEjkwOCleyn"/><text:span text:style-name="T2">[12]</text:span><text:reference-mark-end text:name="ADDIN CSL_CITATION {&quot;schema&quot;: &quot;https://github.com/citation-style-language/schema/raw/master/csl-citation.json&quot;, &quot;mendeley&quot;: {&quot;plainTextFormattedCitation&quot;: &quot;[12]&quot;, &quot;formattedCitation&quot;: &quot;[12]&quot;, &quot;previouslyFormattedCitation&quot;: &quot;[12]&quot;}, &quot;properties&quot;: {&quot;noteIndex&quot;: 0}, &quot;citationItems&quot;: [{&quot;itemData&quot;: {&quot;id&quot;: &quot;ITEM-1&quot;, &quot;author&quot;: [{&quot;dropping-particle&quot;: &quot;&quot;, &quot;family&quot;: &quot;FRANK&quot;, &quot;given&quot;: &quot;BJ\u00d6RN&quot;, &quot;non-dropping-particle&quot;: &quot;&quot;, &quot;suffix&quot;: &quot;&quot;, &quot;parse-names&quot;: false}], &quot;title&quot;: &quot;THE IMPACT OF CLASSROOM EXPERIMENTS ON THE LEARNING OF ECONOMICS: AN EMPIRICAL INVESTIGATION&quot;, &quot;issue&quot;: &quot;4&quot;, &quot;DOI&quot;: &quot;10.1111/j.1465-7295.1997.tb01962.x&quot;, &quot;page&quot;: &quot;763-769&quot;, &quot;publisher&quot;: &quot;Blackwell Publishing Ltd&quot;, &quot;container-title&quot;: &quot;Economic Inquiry&quot;, &quot;issued&quot;: {&quot;date-parts&quot;: [[&quot;1997&quot;, &quot;10&quot;]]}, &quot;type&quot;: &quot;article-journal&quot;, &quot;volume&quot;: &quot;35&quot;, &quot;ISSN&quot;: &quot;00952583&quot;}, &quot;id&quot;: &quot;ITEM-1&quot;, &quot;uris&quot;: [&quot;http://www.mendeley.com/documents/?uuid=3c5c0bb3-589d-39f6-9c36-63c92d153332&quot;]}]} RNDEjkwOCleyn"/>⁠ <text:span text:style-name="T17">se realiza un breve experimento que, por su facilidad, puede llevarse a cabo en cualquier clase. </text:span><text:span text:style-name="T48">El artículo concluye</text:span><text:span text:style-name="T17"> que el grupo que había realizado ese experimento obtuvo mejores resultados en tests </text:span><text:span text:style-name="T49">de múltiple respuesta</text:span><text:span text:style-name="T17"> que </text:span><text:span text:style-name="T36">aquellos que formaban parte del grupo control. </text:span></text:p>
        </text:list-item>
      </text:list>
      <text:list xml:id="list4532063106730346036" text:style-name="L3">
        <text:list-item>
          <text:p text:style-name="P8"><text:span text:style-name="T56">El segundo artículo se ha seleccionado por tratar un tema común: el desarrollo de una herramienta destinada a la docencia en un campo de estudio bastante relacionado. También se utiliza NetLogo como tecnología base para el modelo. Se trata de “</text:span><text:span text:style-name="T16">Quality Uncertainty and Market Failure: An Interactive Model to Conduct Classroom</text:span><text:span text:style-name="T56">” </text:span><text:reference-mark-start text:name="ADDIN CSL_CITATION {&quot;schema&quot;: &quot;https://github.com/citation-style-language/schema/raw/master/csl-citation.json&quot;, &quot;mendeley&quot;: {&quot;plainTextFormattedCitation&quot;: &quot;[13]&quot;, &quot;formattedCitation&quot;: &quot;[13]&quot;, &quot;previouslyFormattedCitation&quot;: &quot;[13]&quot;}, &quot;properties&quot;: {&quot;noteIndex&quot;: 0}, &quot;citationItems&quot;: [{&quot;itemData&quot;: {&quot;title&quot;: &quot;Quality Uncertainty and Market Failure: An Interactive Model to Conduct Classroom Experiments&quot;, &quot;id&quot;: &quot;ITEM-1&quot;, &quot;author&quot;: [{&quot;dropping-particle&quot;: &quot;&quot;, &quot;family&quot;: &quot;Pereda&quot;, &quot;given&quot;: &quot;Mar\u00eda&quot;, &quot;non-dropping-particle&quot;: &quot;&quot;, &quot;suffix&quot;: &quot;&quot;, &quot;parse-names&quot;: false}, {&quot;dropping-particle&quot;: &quot;&quot;, &quot;family&quot;: &quot;Poza&quot;, &quot;given&quot;: &quot;David&quot;, &quot;non-dropping-particle&quot;: &quot;&quot;, &quot;suffix&quot;: &quot;&quot;, &quot;parse-names&quot;: false}, {&quot;dropping-particle&quot;: &quot;&quot;, &quot;family&quot;: &quot;Santos&quot;, &quot;given&quot;: &quot;Jos\u00e9 I.&quot;, &quot;non-dropping-particle&quot;: &quot;&quot;, &quot;suffix&quot;: &quot;&quot;, &quot;parse-names&quot;: false}, {&quot;dropping-particle&quot;: &quot;&quot;, &quot;family&quot;: &quot;Gal\u00e1n&quot;, &quot;given&quot;: &quot;Jos\u00e9 M.&quot;, &quot;non-dropping-particle&quot;: &quot;&quot;, &quot;suffix&quot;: &quot;&quot;, &quot;parse-names&quot;: false}], &quot;issued&quot;: {&quot;date-parts&quot;: [[&quot;2015&quot;]]}, &quot;type&quot;: &quot;chapter&quot;, &quot;publisher&quot;: &quot;Springer International Publishing&quot;, &quot;DOI&quot;: &quot;10.1007/978-3-319-19713-5_48&quot;, &quot;page&quot;: &quot;549-557&quot;}, &quot;id&quot;: &quot;ITEM-1&quot;, &quot;uris&quot;: [&quot;http://www.mendeley.com/documents/?uuid=d5a9a397-7343-3938-9229-48d30d1bcc80&quot;]}]} RND5jaJwJMMW2"/><text:span text:style-name="T10">[13]</text:span><text:reference-mark-end text:name="ADDIN CSL_CITATION {&quot;schema&quot;: &quot;https://github.com/citation-style-language/schema/raw/master/csl-citation.json&quot;, &quot;mendeley&quot;: {&quot;plainTextFormattedCitation&quot;: &quot;[13]&quot;, &quot;formattedCitation&quot;: &quot;[13]&quot;, &quot;previouslyFormattedCitation&quot;: &quot;[13]&quot;}, &quot;properties&quot;: {&quot;noteIndex&quot;: 0}, &quot;citationItems&quot;: [{&quot;itemData&quot;: {&quot;title&quot;: &quot;Quality Uncertainty and Market Failure: An Interactive Model to Conduct Classroom Experiments&quot;, &quot;id&quot;: &quot;ITEM-1&quot;, &quot;author&quot;: [{&quot;dropping-particle&quot;: &quot;&quot;, &quot;family&quot;: &quot;Pereda&quot;, &quot;given&quot;: &quot;Mar\u00eda&quot;, &quot;non-dropping-particle&quot;: &quot;&quot;, &quot;suffix&quot;: &quot;&quot;, &quot;parse-names&quot;: false}, {&quot;dropping-particle&quot;: &quot;&quot;, &quot;family&quot;: &quot;Poza&quot;, &quot;given&quot;: &quot;David&quot;, &quot;non-dropping-particle&quot;: &quot;&quot;, &quot;suffix&quot;: &quot;&quot;, &quot;parse-names&quot;: false}, {&quot;dropping-particle&quot;: &quot;&quot;, &quot;family&quot;: &quot;Santos&quot;, &quot;given&quot;: &quot;Jos\u00e9 I.&quot;, &quot;non-dropping-particle&quot;: &quot;&quot;, &quot;suffix&quot;: &quot;&quot;, &quot;parse-names&quot;: false}, {&quot;dropping-particle&quot;: &quot;&quot;, &quot;family&quot;: &quot;Gal\u00e1n&quot;, &quot;given&quot;: &quot;Jos\u00e9 M.&quot;, &quot;non-dropping-particle&quot;: &quot;&quot;, &quot;suffix&quot;: &quot;&quot;, &quot;parse-names&quot;: false}], &quot;issued&quot;: {&quot;date-parts&quot;: [[&quot;2015&quot;]]}, &quot;type&quot;: &quot;chapter&quot;, &quot;publisher&quot;: &quot;Springer International Publishing&quot;, &quot;DOI&quot;: &quot;10.1007/978-3-319-19713-5_48&quot;, &quot;page&quot;: &quot;549-557&quot;}, &quot;id&quot;: &quot;ITEM-1&quot;, &quot;uris&quot;: [&quot;http://www.mendeley.com/documents/?uuid=d5a9a397-7343-3938-9229-48d30d1bcc80&quot;]}]} RND5jaJwJMMW2"/><text:span text:style-name="T56">⁠ y en él se lleva a cabo el desarrollo de una versión interactiva de la herramienta creada en un artículo anterior </text:span><text:reference-mark-start text:name="ADDIN CSL_CITATION {&quot;schema&quot;: &quot;https://github.com/citation-style-language/schema/raw/master/csl-citation.json&quot;, &quot;mendeley&quot;: {&quot;plainTextFormattedCitation&quot;: &quot;[14]&quot;, &quot;formattedCitation&quot;: &quot;[14]&quot;, &quot;previouslyFormattedCitation&quot;: &quot;[14]&quot;}, &quot;properties&quot;: {&quot;noteIndex&quot;: 0}, &quot;citationItems&quot;: [{&quot;itemData&quot;: {&quot;title&quot;: &quot;The impact of quality uncertainty without asymmetric information on market efficiency&quot;, &quot;id&quot;: &quot;ITEM-1&quot;, &quot;author&quot;: [{&quot;dropping-particle&quot;: &quot;&quot;, &quot;family&quot;: &quot;Izquierdo&quot;, &quot;given&quot;: &quot;Segismundo S&quot;, &quot;non-dropping-particle&quot;: &quot;&quot;, &quot;suffix&quot;: &quot;&quot;, &quot;parse-names&quot;: false}, {&quot;dropping-particle&quot;: &quot;&quot;, &quot;family&quot;: &quot;Izquierdo&quot;, &quot;given&quot;: &quot;Luis R&quot;, &quot;non-dropping-particle&quot;: &quot;&quot;, &quot;suffix&quot;: &quot;&quot;, &quot;parse-names&quot;: false}], &quot;issued&quot;: {&quot;date-parts&quot;: [[&quot;0&quot;]]}, &quot;type&quot;: &quot;article-journal&quot;, &quot;DOI&quot;: &quot;10.1016/j.jbusres.2007.02.010&quot;, &quot;abstract&quot;: &quot;The market effects of quality variability and uncertainty have classically been studied in the particular context of asymmetric information, focusing on the sellers' expected behavior and the phenomenon of adverse selection. Looking instead at the consumers' expected behavior, this paper uses an agent-based model to illustrate how quality uncertainty by itself can lead to market failure, even in the absence of asymmetric information. Assuming that buyers estimate the quality of the product they buy on the basis of their experience from previous purchases, and considering quality estimation rules which are individually sensible and unbiased, this paper shows that market interaction with quality uncertainty generally produces underestimation of product quality as well as systematic drops in prices and losses of market efficiency. This study also shows that the spread of information through social networks can greatly mitigate this market failure.&quot;}, &quot;id&quot;: &quot;ITEM-1&quot;, &quot;uris&quot;: [&quot;http://www.mendeley.com/documents/?uuid=7dd307f7-e211-3a4d-9698-9d160c071b3b&quot;]}]} RNDHbicmFLOhS"/><text:span text:style-name="T9">[14]</text:span><text:reference-mark-end text:name="ADDIN CSL_CITATION {&quot;schema&quot;: &quot;https://github.com/citation-style-language/schema/raw/master/csl-citation.json&quot;, &quot;mendeley&quot;: {&quot;plainTextFormattedCitation&quot;: &quot;[14]&quot;, &quot;formattedCitation&quot;: &quot;[14]&quot;, &quot;previouslyFormattedCitation&quot;: &quot;[14]&quot;}, &quot;properties&quot;: {&quot;noteIndex&quot;: 0}, &quot;citationItems&quot;: [{&quot;itemData&quot;: {&quot;title&quot;: &quot;The impact of quality uncertainty without asymmetric information on market efficiency&quot;, &quot;id&quot;: &quot;ITEM-1&quot;, &quot;author&quot;: [{&quot;dropping-particle&quot;: &quot;&quot;, &quot;family&quot;: &quot;Izquierdo&quot;, &quot;given&quot;: &quot;Segismundo S&quot;, &quot;non-dropping-particle&quot;: &quot;&quot;, &quot;suffix&quot;: &quot;&quot;, &quot;parse-names&quot;: false}, {&quot;dropping-particle&quot;: &quot;&quot;, &quot;family&quot;: &quot;Izquierdo&quot;, &quot;given&quot;: &quot;Luis R&quot;, &quot;non-dropping-particle&quot;: &quot;&quot;, &quot;suffix&quot;: &quot;&quot;, &quot;parse-names&quot;: false}], &quot;issued&quot;: {&quot;date-parts&quot;: [[&quot;0&quot;]]}, &quot;type&quot;: &quot;article-journal&quot;, &quot;DOI&quot;: &quot;10.1016/j.jbusres.2007.02.010&quot;, &quot;abstract&quot;: &quot;The market effects of quality variability and uncertainty have classically been studied in the particular context of asymmetric information, focusing on the sellers' expected behavior and the phenomenon of adverse selection. Looking instead at the consumers' expected behavior, this paper uses an agent-based model to illustrate how quality uncertainty by itself can lead to market failure, even in the absence of asymmetric information. Assuming that buyers estimate the quality of the product they buy on the basis of their experience from previous purchases, and considering quality estimation rules which are individually sensible and unbiased, this paper shows that market interaction with quality uncertainty generally produces underestimation of product quality as well as systematic drops in prices and losses of market efficiency. This study also shows that the spread of information through social networks can greatly mitigate this market failure.&quot;}, &quot;id&quot;: &quot;ITEM-1&quot;, &quot;uris&quot;: [&quot;http://www.mendeley.com/documents/?uuid=7dd307f7-e211-3a4d-9698-9d160c071b3b&quot;]}]} RNDHbicmFLOhS"/><text:span text:style-name="T57">⁠ . En este artículo previo se había estudiado, a través de un modelo basado en agentes, el efecto de la incertidumbre en la calidad, dentro de un entorno de mercado sin intercambio asimétrico de información.</text:span></text:p>
        </text:list-item>
      </text:list>
      <text:p text:style-name="P7"><text:span text:style-name="T51">L</text:span><text:span text:style-name="T38">os artículos analizados anteriormente </text:span><text:span text:style-name="T50">evidencian</text:span><text:span text:style-name="T38"> que </text:span><text:span text:style-name="T51">la</text:span><text:span text:style-name="T38"> herramienta </text:span><text:span text:style-name="T51">desarrollada en este proyecto puede </text:span><text:span text:style-name="T50">ser muy útil</text:span><text:span text:style-name="T51"> </text:span><text:span text:style-name="T50">para</text:span><text:span text:style-name="T51"> complementar los conceptos explicados en clase acerca de la teoría de jueg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1"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6_TrabajosRelacionados.odt</text:file-name> v.<text:editing-cycles>114</text:editing-cycles> <text:title/><text:modification-date style:data-style-name="N104">11/ene/17</text:modification-date><text:tab/><text:tab/><text:page-number text:select-page="current">2</text:page-number>/<text:page-count>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6:03</meta:creation-date>
    <meta:generator>LibreOffice/5.1.6.2$MacOSX_X86_64 LibreOffice_project/07ac168c60a517dba0f0d7bc7540f5afa45f0909</meta:generator>
    <dc:date>2017-01-11T13:28:28.003296000</dc:date>
    <meta:editing-duration>PT4H57M19S</meta:editing-duration>
    <meta:editing-cycles>114</meta:editing-cycles>
    <dc:creator>Jose Antonio Barbero Aparicio</dc:creator>
    <meta:document-statistic meta:table-count="0" meta:image-count="0" meta:object-count="0" meta:page-count="2" meta:paragraph-count="19" meta:word-count="1099" meta:character-count="6851" meta:non-whitespace-character-count="5787"/>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